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934207.28" calcext:value-type="float">
            <text:p>934207,28</text:p>
          </table:table-cell>
          <table:table-cell table:formula="of:=[.G115]" office:value-type="float" office:value="121251" calcext:value-type="float">
            <text:p>121251</text:p>
          </table:table-cell>
          <table:table-cell table:formula="of:=[.L115]" office:value-type="float" office:value="60571.8" calcext:value-type="float">
            <text:p>60571,8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5.79" calcext:value-type="float">
            <text:p>5,79</text:p>
          </table:table-cell>
          <table:table-cell table:formula="of:=[.H115]" office:value-type="float" office:value="9.708" calcext:value-type="float">
            <text:p>9,708</text:p>
          </table:table-cell>
          <table:table-cell table:formula="of:=[.M115]" office:value-type="float" office:value="4.998" calcext:value-type="float">
            <text:p>4,99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" calcext:value-type="float">
            <text:p>2,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6020016.19893767" calcext:value-type="float">
            <text:p>6020016,19893767</text:p>
          </table:table-cell>
          <table:table-cell table:formula="of:=[.G116]" office:value-type="float" office:value="25463.0083360156" calcext:value-type="float">
            <text:p>25463,0083360156</text:p>
          </table:table-cell>
          <table:table-cell table:formula="of:=[.L116]" office:value-type="float" office:value="18323.774978972" calcext:value-type="float">
            <text:p>18323,774978972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590677577024894" calcext:value-type="float">
            <text:p>0,590677577024894</text:p>
          </table:table-cell>
          <table:table-cell table:formula="of:=[.H116]" office:value-type="float" office:value="1.0430417057817" calcext:value-type="float">
            <text:p>1,0430417057817</text:p>
          </table:table-cell>
          <table:table-cell table:formula="of:=[.M116]" office:value-type="float" office:value="0.769542721361199" calcext:value-type="float">
            <text:p>0,76954272136119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59690.22" calcext:value-type="float">
            <text:p>59690,22</text:p>
          </table:table-cell>
          <table:table-cell table:formula="of:=[.G225]" office:value-type="float" office:value="134034.22" calcext:value-type="float">
            <text:p>134034,22</text:p>
          </table:table-cell>
          <table:table-cell table:formula="of:=[.L225]" office:value-type="float" office:value="43063.46" calcext:value-type="float">
            <text:p>43063,46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11.706" calcext:value-type="float">
            <text:p>11,706</text:p>
          </table:table-cell>
          <table:table-cell table:formula="of:=[.H225]" office:value-type="float" office:value="19.856" calcext:value-type="float">
            <text:p>19,856</text:p>
          </table:table-cell>
          <table:table-cell table:formula="of:=[.M225]" office:value-type="float" office:value="10.348" calcext:value-type="float">
            <text:p>10,34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" calcext:value-type="float">
            <text:p>1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2.268" calcext:value-type="float">
            <text:p>2,26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28228.1756245706" calcext:value-type="float">
            <text:p>28228,1756245706</text:p>
          </table:table-cell>
          <table:table-cell table:formula="of:=[.G226]" office:value-type="float" office:value="27212.9407490554" calcext:value-type="float">
            <text:p>27212,9407490554</text:p>
          </table:table-cell>
          <table:table-cell table:formula="of:=[.L226]" office:value-type="float" office:value="17126.968418503" calcext:value-type="float">
            <text:p>17126,968418503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49243559325018" calcext:value-type="float">
            <text:p>1,49243559325018</text:p>
          </table:table-cell>
          <table:table-cell table:formula="of:=[.H226]" office:value-type="float" office:value="1.91626302996222" calcext:value-type="float">
            <text:p>1,91626302996222</text:p>
          </table:table-cell>
          <table:table-cell table:formula="of:=[.M226]" office:value-type="float" office:value="1.52318613439067" calcext:value-type="float">
            <text:p>1,52318613439067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53743.24" calcext:value-type="float">
            <text:p>53743,24</text:p>
          </table:table-cell>
          <table:table-cell table:formula="of:=[.G340]" office:value-type="float" office:value="123448.7" calcext:value-type="float">
            <text:p>123448,7</text:p>
          </table:table-cell>
          <table:table-cell table:formula="of:=[.L340]" office:value-type="float" office:value="45747.8" calcext:value-type="float">
            <text:p>45747,8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23.096" calcext:value-type="float">
            <text:p>23,096</text:p>
          </table:table-cell>
          <table:table-cell table:formula="of:=[.H340]" office:value-type="float" office:value="40.192" calcext:value-type="float">
            <text:p>40,192</text:p>
          </table:table-cell>
          <table:table-cell table:formula="of:=[.M340]" office:value-type="float" office:value="20.636" calcext:value-type="float">
            <text:p>20,63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4" calcext:value-type="float">
            <text:p>3,4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4.9" calcext:value-type="float">
            <text:p>4,9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8197.8060881635" calcext:value-type="float">
            <text:p>18197,8060881635</text:p>
          </table:table-cell>
          <table:table-cell table:formula="of:=[.G341]" office:value-type="float" office:value="28478.9938854939" calcext:value-type="float">
            <text:p>28478,9938854939</text:p>
          </table:table-cell>
          <table:table-cell table:formula="of:=[.L341]" office:value-type="float" office:value="14800.2718475033" calcext:value-type="float">
            <text:p>14800,2718475033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2.97247102593112" calcext:value-type="float">
            <text:p>2,97247102593112</text:p>
          </table:table-cell>
          <table:table-cell table:formula="of:=[.H341]" office:value-type="float" office:value="3.6329514172364" calcext:value-type="float">
            <text:p>3,6329514172364</text:p>
          </table:table-cell>
          <table:table-cell table:formula="of:=[.M341]" office:value-type="float" office:value="3.41940111715487" calcext:value-type="float">
            <text:p>3,41940111715487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70593.12" calcext:value-type="float">
            <text:p>70593,12</text:p>
          </table:table-cell>
          <table:table-cell table:formula="of:=[.G455]" office:value-type="float" office:value="88417.16" calcext:value-type="float">
            <text:p>88417,16</text:p>
          </table:table-cell>
          <table:table-cell table:formula="of:=[.L455]" office:value-type="float" office:value="73074.56" calcext:value-type="float">
            <text:p>73074,56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43.122" calcext:value-type="float">
            <text:p>43,122</text:p>
          </table:table-cell>
          <table:table-cell table:formula="of:=[.H455]" office:value-type="float" office:value="62.142" calcext:value-type="float">
            <text:p>62,142</text:p>
          </table:table-cell>
          <table:table-cell table:formula="of:=[.M455]" office:value-type="float" office:value="40.41" calcext:value-type="float">
            <text:p>40,41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3.7" calcext:value-type="float">
            <text:p>3,7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6.9" calcext:value-type="float">
            <text:p>6,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71474.141052654" calcext:value-type="float">
            <text:p>171474,141052654</text:p>
          </table:table-cell>
          <table:table-cell table:formula="of:=[.G456]" office:value-type="float" office:value="23032.5225343296" calcext:value-type="float">
            <text:p>23032,5225343296</text:p>
          </table:table-cell>
          <table:table-cell table:formula="of:=[.L456]" office:value-type="float" office:value="89395.0124434602" calcext:value-type="float">
            <text:p>89395,0124434602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4.33004803668504" calcext:value-type="float">
            <text:p>4,33004803668504</text:p>
          </table:table-cell>
          <table:table-cell table:formula="of:=[.H456]" office:value-type="float" office:value="9.7151446721086" calcext:value-type="float">
            <text:p>9,7151446721086</text:p>
          </table:table-cell>
          <table:table-cell table:formula="of:=[.M456]" office:value-type="float" office:value="4.86917857548889" calcext:value-type="float">
            <text:p>4,86917857548889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42856.88" calcext:value-type="float">
            <text:p>42856,88</text:p>
          </table:table-cell>
          <table:table-cell table:formula="of:=[.G570]" office:value-type="float" office:value="135182.2" calcext:value-type="float">
            <text:p>135182,2</text:p>
          </table:table-cell>
          <table:table-cell table:formula="of:=[.L570]" office:value-type="float" office:value="48760.76" calcext:value-type="float">
            <text:p>48760,76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65.742" calcext:value-type="float">
            <text:p>65,742</text:p>
          </table:table-cell>
          <table:table-cell table:formula="of:=[.H570]" office:value-type="float" office:value="99.54" calcext:value-type="float">
            <text:p>99,54</text:p>
          </table:table-cell>
          <table:table-cell table:formula="of:=[.M570]" office:value-type="float" office:value="63.988" calcext:value-type="float">
            <text:p>63,98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6.6" calcext:value-type="float">
            <text:p>6,6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7.19999999999999" calcext:value-type="float">
            <text:p>7,19999999999999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10460.1190770278" calcext:value-type="float">
            <text:p>10460,1190770278</text:p>
          </table:table-cell>
          <table:table-cell table:formula="of:=[.G571]" office:value-type="float" office:value="35812.0308002772" calcext:value-type="float">
            <text:p>35812,0308002772</text:p>
          </table:table-cell>
          <table:table-cell table:formula="of:=[.L571]" office:value-type="float" office:value="17591.6831674061" calcext:value-type="float">
            <text:p>17591,6831674061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20645326259135" calcext:value-type="float">
            <text:p>2,20645326259135</text:p>
          </table:table-cell>
          <table:table-cell table:formula="of:=[.H571]" office:value-type="float" office:value="0.573061951275776" calcext:value-type="float">
            <text:p>0,573061951275776</text:p>
          </table:table-cell>
          <table:table-cell table:formula="of:=[.M571]" office:value-type="float" office:value="3.20765584188828" calcext:value-type="float">
            <text:p>3,20765584188828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802341" calcext:value-type="float">
            <text:p>11802341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6177" calcext:value-type="float">
            <text:p>7617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9567324" calcext:value-type="float">
            <text:p>9567324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131" calcext:value-type="float">
            <text:p>288131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4515" calcext:value-type="float">
            <text:p>1645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996" calcext:value-type="float">
            <text:p>308996</text:p>
          </table:table-cell>
          <table:table-cell office:value-type="float" office:value="18.8" calcext:value-type="float">
            <text:p>18,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675" calcext:value-type="float">
            <text:p>28767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1690" calcext:value-type="float">
            <text:p>111690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85287" calcext:value-type="float">
            <text:p>28528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315" calcext:value-type="float">
            <text:p>1813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3072" calcext:value-type="float">
            <text:p>93072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3136" calcext:value-type="float">
            <text:p>133136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702" calcext:value-type="float">
            <text:p>18370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386" calcext:value-type="float">
            <text:p>150386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7284" calcext:value-type="float">
            <text:p>18728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253" calcext:value-type="float">
            <text:p>148253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3198" calcext:value-type="float">
            <text:p>9319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0053" calcext:value-type="float">
            <text:p>220053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594" calcext:value-type="float">
            <text:p>20459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707" calcext:value-type="float">
            <text:p>140707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7810" calcext:value-type="float">
            <text:p>207810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580" calcext:value-type="float">
            <text:p>15958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1440" calcext:value-type="float">
            <text:p>15144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4353" calcext:value-type="float">
            <text:p>184353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601" calcext:value-type="float">
            <text:p>22260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0719" calcext:value-type="float">
            <text:p>13071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0823" calcext:value-type="float">
            <text:p>12082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650" calcext:value-type="float">
            <text:p>20865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358" calcext:value-type="float">
            <text:p>973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3160" calcext:value-type="float">
            <text:p>143160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869" calcext:value-type="float">
            <text:p>12086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605" calcext:value-type="float">
            <text:p>13160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537" calcext:value-type="float">
            <text:p>125537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983" calcext:value-type="float">
            <text:p>15198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199" calcext:value-type="float">
            <text:p>15819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120" calcext:value-type="float">
            <text:p>9912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759" calcext:value-type="float">
            <text:p>12875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5687" calcext:value-type="float">
            <text:p>13568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730" calcext:value-type="float">
            <text:p>9573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78" calcext:value-type="float">
            <text:p>155778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932" calcext:value-type="float">
            <text:p>15093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3449" calcext:value-type="float">
            <text:p>24344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49" calcext:value-type="float">
            <text:p>6994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500" calcext:value-type="float">
            <text:p>14350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24" calcext:value-type="float">
            <text:p>6712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969" calcext:value-type="float">
            <text:p>10596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8078" calcext:value-type="float">
            <text:p>98078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36" calcext:value-type="float">
            <text:p>96936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21" calcext:value-type="float">
            <text:p>10292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7184" calcext:value-type="float">
            <text:p>14718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955" calcext:value-type="float">
            <text:p>6295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302" calcext:value-type="float">
            <text:p>10330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3469" calcext:value-type="float">
            <text:p>12346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09" calcext:value-type="float">
            <text:p>9690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243" calcext:value-type="float">
            <text:p>94243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6359" calcext:value-type="float">
            <text:p>14635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415" calcext:value-type="float">
            <text:p>98415</text:p>
          </table:table-cell>
          <table:table-cell office:value-type="float" office:value="9.9" calcext:value-type="float">
            <text:p>9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11" calcext:value-type="float">
            <text:p>8421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9798" calcext:value-type="float">
            <text:p>9979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497" calcext:value-type="float">
            <text:p>99497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13" calcext:value-type="float">
            <text:p>6441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07513" calcext:value-type="float">
            <text:p>20751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810" calcext:value-type="float">
            <text:p>6481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176" calcext:value-type="float">
            <text:p>100176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4498" calcext:value-type="float">
            <text:p>10449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64" calcext:value-type="float">
            <text:p>51864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45" calcext:value-type="float">
            <text:p>10314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1100" calcext:value-type="float">
            <text:p>10110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625" calcext:value-type="float">
            <text:p>8062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62" calcext:value-type="float">
            <text:p>7016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0244" calcext:value-type="float">
            <text:p>12024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49" calcext:value-type="float">
            <text:p>5834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28" calcext:value-type="float">
            <text:p>77128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5589" calcext:value-type="float">
            <text:p>135589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774" calcext:value-type="float">
            <text:p>8677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82" calcext:value-type="float">
            <text:p>7558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7024" calcext:value-type="float">
            <text:p>97024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32" calcext:value-type="float">
            <text:p>5363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72" calcext:value-type="float">
            <text:p>8057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13769" calcext:value-type="float">
            <text:p>11376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49" calcext:value-type="float">
            <text:p>5234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61" calcext:value-type="float">
            <text:p>5476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8756" calcext:value-type="float">
            <text:p>9875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479" calcext:value-type="float">
            <text:p>82479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99" calcext:value-type="float">
            <text:p>9049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2324" calcext:value-type="float">
            <text:p>15232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06" calcext:value-type="float">
            <text:p>53606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69" calcext:value-type="float">
            <text:p>5456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7701" calcext:value-type="float">
            <text:p>15770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725" calcext:value-type="float">
            <text:p>5372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22" calcext:value-type="float">
            <text:p>59022</text:p>
          </table:table-cell>
          <table:table-cell office:value-type="float" office:value="6.9" calcext:value-type="float">
            <text:p>6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8159" calcext:value-type="float">
            <text:p>9815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29" calcext:value-type="float">
            <text:p>8022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304" calcext:value-type="float">
            <text:p>10030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8569" calcext:value-type="float">
            <text:p>10856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02" calcext:value-type="float">
            <text:p>4880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26" calcext:value-type="float">
            <text:p>50126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86300" calcext:value-type="float">
            <text:p>18630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79" calcext:value-type="float">
            <text:p>6367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09" calcext:value-type="float">
            <text:p>8750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1103" calcext:value-type="float">
            <text:p>151103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55" calcext:value-type="float">
            <text:p>5365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73" calcext:value-type="float">
            <text:p>7247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9886" calcext:value-type="float">
            <text:p>898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065" calcext:value-type="float">
            <text:p>7506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73" calcext:value-type="float">
            <text:p>6407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9042" calcext:value-type="float">
            <text:p>14904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214" calcext:value-type="float">
            <text:p>101214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067" calcext:value-type="float">
            <text:p>10106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9211" calcext:value-type="float">
            <text:p>13921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88" calcext:value-type="float">
            <text:p>8388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83" calcext:value-type="float">
            <text:p>5458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142" calcext:value-type="float">
            <text:p>14714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095" calcext:value-type="float">
            <text:p>8309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15" calcext:value-type="float">
            <text:p>6121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852" calcext:value-type="float">
            <text:p>10785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5666" calcext:value-type="float">
            <text:p>16566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01" calcext:value-type="float">
            <text:p>58401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9483" calcext:value-type="float">
            <text:p>1094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16" calcext:value-type="float">
            <text:p>6201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02" calcext:value-type="float">
            <text:p>769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83025" calcext:value-type="float">
            <text:p>18302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728" calcext:value-type="float">
            <text:p>867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34" calcext:value-type="float">
            <text:p>5533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108" calcext:value-type="float">
            <text:p>133108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419" calcext:value-type="float">
            <text:p>7841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33" calcext:value-type="float">
            <text:p>8163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056" calcext:value-type="float">
            <text:p>8605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964" calcext:value-type="float">
            <text:p>8196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65" calcext:value-type="float">
            <text:p>5586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4967" calcext:value-type="float">
            <text:p>134967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337" calcext:value-type="float">
            <text:p>7533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357" calcext:value-type="float">
            <text:p>11535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1390" calcext:value-type="float">
            <text:p>141390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37" calcext:value-type="float">
            <text:p>6003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98" calcext:value-type="float">
            <text:p>5699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208" calcext:value-type="float">
            <text:p>94208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936" calcext:value-type="float">
            <text:p>7293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774" calcext:value-type="float">
            <text:p>9977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977" calcext:value-type="float">
            <text:p>9497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129" calcext:value-type="float">
            <text:p>7812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51" calcext:value-type="float">
            <text:p>5705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437" calcext:value-type="float">
            <text:p>10143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906" calcext:value-type="float">
            <text:p>4690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66" calcext:value-type="float">
            <text:p>5276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002" calcext:value-type="float">
            <text:p>8500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057" calcext:value-type="float">
            <text:p>8005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14" calcext:value-type="float">
            <text:p>7411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183" calcext:value-type="float">
            <text:p>1441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919" calcext:value-type="float">
            <text:p>4891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10" calcext:value-type="float">
            <text:p>638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855" calcext:value-type="float">
            <text:p>152855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77" calcext:value-type="float">
            <text:p>7637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30" calcext:value-type="float">
            <text:p>5283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287" calcext:value-type="float">
            <text:p>14828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646" calcext:value-type="float">
            <text:p>4564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92" calcext:value-type="float">
            <text:p>5299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628" calcext:value-type="float">
            <text:p>9962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757" calcext:value-type="float">
            <text:p>7475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58" calcext:value-type="float">
            <text:p>15575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732" calcext:value-type="float">
            <text:p>9273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64" calcext:value-type="float">
            <text:p>5166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172" calcext:value-type="float">
            <text:p>9617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7529" calcext:value-type="float">
            <text:p>975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12" calcext:value-type="float">
            <text:p>7721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79" calcext:value-type="float">
            <text:p>571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8650" calcext:value-type="float">
            <text:p>8865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55" calcext:value-type="float">
            <text:p>5205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22" calcext:value-type="float">
            <text:p>8852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385" calcext:value-type="float">
            <text:p>13638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900" calcext:value-type="float">
            <text:p>7990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74073" calcext:value-type="float">
            <text:p>43074073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980" calcext:value-type="float">
            <text:p>10098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89" calcext:value-type="float">
            <text:p>5018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48" calcext:value-type="float">
            <text:p>7594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326" calcext:value-type="float">
            <text:p>10832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24" calcext:value-type="float">
            <text:p>5182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02" calcext:value-type="float">
            <text:p>616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604" calcext:value-type="float">
            <text:p>136604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59" calcext:value-type="float">
            <text:p>4805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23" calcext:value-type="float">
            <text:p>8522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122" calcext:value-type="float">
            <text:p>10112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30" calcext:value-type="float">
            <text:p>4803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59" calcext:value-type="float">
            <text:p>8325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4947" calcext:value-type="float">
            <text:p>13494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274" calcext:value-type="float">
            <text:p>8527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63" calcext:value-type="float">
            <text:p>7606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9932" calcext:value-type="float">
            <text:p>8993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287" calcext:value-type="float">
            <text:p>4828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26" calcext:value-type="float">
            <text:p>8542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511" calcext:value-type="float">
            <text:p>10151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55" calcext:value-type="float">
            <text:p>4975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05" calcext:value-type="float">
            <text:p>8890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081" calcext:value-type="float">
            <text:p>10408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687" calcext:value-type="float">
            <text:p>7468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87" calcext:value-type="float">
            <text:p>5608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6503" calcext:value-type="float">
            <text:p>14650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54" calcext:value-type="float">
            <text:p>4585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57" calcext:value-type="float">
            <text:p>8485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2555" calcext:value-type="float">
            <text:p>11255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29" calcext:value-type="float">
            <text:p>53029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82" calcext:value-type="float">
            <text:p>88682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977" calcext:value-type="float">
            <text:p>100977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39" calcext:value-type="float">
            <text:p>4173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96" calcext:value-type="float">
            <text:p>8579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940" calcext:value-type="float">
            <text:p>12794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69" calcext:value-type="float">
            <text:p>4806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03" calcext:value-type="float">
            <text:p>8550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057" calcext:value-type="float">
            <text:p>13205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98" calcext:value-type="float">
            <text:p>6939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01" calcext:value-type="float">
            <text:p>5810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652" calcext:value-type="float">
            <text:p>966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369" calcext:value-type="float">
            <text:p>10936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37" calcext:value-type="float">
            <text:p>5863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497" calcext:value-type="float">
            <text:p>13649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96" calcext:value-type="float">
            <text:p>6139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44" calcext:value-type="float">
            <text:p>5534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033" calcext:value-type="float">
            <text:p>14403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04" calcext:value-type="float">
            <text:p>4750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93" calcext:value-type="float">
            <text:p>5409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625" calcext:value-type="float">
            <text:p>10762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35" calcext:value-type="float">
            <text:p>5163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96" calcext:value-type="float">
            <text:p>8139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361" calcext:value-type="float">
            <text:p>1453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89" calcext:value-type="float">
            <text:p>4528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55" calcext:value-type="float">
            <text:p>67055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658" calcext:value-type="float">
            <text:p>15065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841" calcext:value-type="float">
            <text:p>4984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15" calcext:value-type="float">
            <text:p>6321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8641" calcext:value-type="float">
            <text:p>13864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265" calcext:value-type="float">
            <text:p>4426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198" calcext:value-type="float">
            <text:p>10419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996" calcext:value-type="float">
            <text:p>142996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29" calcext:value-type="float">
            <text:p>5202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35" calcext:value-type="float">
            <text:p>6163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010" calcext:value-type="float">
            <text:p>990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08" calcext:value-type="float">
            <text:p>8020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21" calcext:value-type="float">
            <text:p>8912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225" calcext:value-type="float">
            <text:p>15622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45" calcext:value-type="float">
            <text:p>4374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05" calcext:value-type="float">
            <text:p>7250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938" calcext:value-type="float">
            <text:p>1429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06" calcext:value-type="float">
            <text:p>6000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13" calcext:value-type="float">
            <text:p>5301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2858" calcext:value-type="float">
            <text:p>17285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94" calcext:value-type="float">
            <text:p>5209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14" calcext:value-type="float">
            <text:p>4841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690" calcext:value-type="float">
            <text:p>1366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015" calcext:value-type="float">
            <text:p>4501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00" calcext:value-type="float">
            <text:p>5350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412" calcext:value-type="float">
            <text:p>1084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39" calcext:value-type="float">
            <text:p>4573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31" calcext:value-type="float">
            <text:p>7743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022" calcext:value-type="float">
            <text:p>10402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18" calcext:value-type="float">
            <text:p>5541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73" calcext:value-type="float">
            <text:p>7517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116" calcext:value-type="float">
            <text:p>152116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500" calcext:value-type="float">
            <text:p>4950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491" calcext:value-type="float">
            <text:p>9549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446" calcext:value-type="float">
            <text:p>9444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771" calcext:value-type="float">
            <text:p>5177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218" calcext:value-type="float">
            <text:p>1392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338" calcext:value-type="float">
            <text:p>1543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83" calcext:value-type="float">
            <text:p>6678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93" calcext:value-type="float">
            <text:p>5149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9313" calcext:value-type="float">
            <text:p>13931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91" calcext:value-type="float">
            <text:p>5229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79" calcext:value-type="float">
            <text:p>547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254" calcext:value-type="float">
            <text:p>10825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02" calcext:value-type="float">
            <text:p>4970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49" calcext:value-type="float">
            <text:p>7354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493" calcext:value-type="float">
            <text:p>9149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72" calcext:value-type="float">
            <text:p>5007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31" calcext:value-type="float">
            <text:p>7473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716" calcext:value-type="float">
            <text:p>8671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923" calcext:value-type="float">
            <text:p>8492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51" calcext:value-type="float">
            <text:p>82951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426" calcext:value-type="float">
            <text:p>14442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25" calcext:value-type="float">
            <text:p>6502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98" calcext:value-type="float">
            <text:p>7749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913" calcext:value-type="float">
            <text:p>14591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35" calcext:value-type="float">
            <text:p>6273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13" calcext:value-type="float">
            <text:p>5751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092" calcext:value-type="float">
            <text:p>153092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693" calcext:value-type="float">
            <text:p>7369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36" calcext:value-type="float">
            <text:p>7763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726" calcext:value-type="float">
            <text:p>10772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8251" calcext:value-type="float">
            <text:p>13825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66" calcext:value-type="float">
            <text:p>5026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48390" calcext:value-type="float">
            <text:p>483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82" calcext:value-type="float">
            <text:p>838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63" calcext:value-type="float">
            <text:p>6126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907" calcext:value-type="float">
            <text:p>13390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32" calcext:value-type="float">
            <text:p>448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98" calcext:value-type="float">
            <text:p>7139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7134" calcext:value-type="float">
            <text:p>9713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340" calcext:value-type="float">
            <text:p>7034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60" calcext:value-type="float">
            <text:p>7106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9067" calcext:value-type="float">
            <text:p>10906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32" calcext:value-type="float">
            <text:p>694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637207.64" calcext:value-type="float">
            <text:p>637207,64</text:p>
          </table:table-cell>
          <table:table-cell table:formula="of:=AVERAGE([.C11:.C110])" office:value-type="float" office:value="6.197" calcext:value-type="float">
            <text:p>6,197</text:p>
          </table:table-cell>
          <table:table-cell table:formula="of:=AVERAGE([.D11:.D110])" office:value-type="float" office:value="0.752000000000002" calcext:value-type="float">
            <text:p>0,752000000000002</text:p>
          </table:table-cell>
          <table:table-cell table:number-columns-repeated="2"/>
          <table:table-cell table:formula="of:=AVERAGE([.G11:.G110])" office:value-type="float" office:value="123802.41" calcext:value-type="float">
            <text:p>123802,41</text:p>
          </table:table-cell>
          <table:table-cell table:formula="of:=AVERAGE([.H11:.H110])" office:value-type="float" office:value="9.939" calcext:value-type="float">
            <text:p>9,939</text:p>
          </table:table-cell>
          <table:table-cell table:formula="of:=AVERAGE([.I11:.I110])" office:value-type="float" office:value="1.679" calcext:value-type="float">
            <text:p>1,679</text:p>
          </table:table-cell>
          <table:table-cell table:number-columns-repeated="2"/>
          <table:table-cell table:formula="of:=AVERAGE([.L11:.L110])" office:value-type="float" office:value="176374.42" calcext:value-type="float">
            <text:p>176374,42</text:p>
          </table:table-cell>
          <table:table-cell table:formula="of:=AVERAGE([.M11:.M110])" office:value-type="float" office:value="5.579" calcext:value-type="float">
            <text:p>5,579</text:p>
          </table:table-cell>
          <table:table-cell table:formula="of:=AVERAGE([.N11:.N110])" office:value-type="float" office:value="2.234" calcext:value-type="float">
            <text:p>2,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4421626.17551745" calcext:value-type="float">
            <text:p>4421626,17551745</text:p>
          </table:table-cell>
          <table:table-cell table:formula="of:=STDEVP([.C11:.C110])" office:value-type="float" office:value="1.39251247750244" calcext:value-type="float">
            <text:p>1,39251247750244</text:p>
          </table:table-cell>
          <table:table-cell table:formula="of:=STDEVP([.D11:.D110])" office:value-type="float" office:value="0.0754718490564528" calcext:value-type="float">
            <text:p>0,075471849056453</text:p>
          </table:table-cell>
          <table:table-cell table:number-columns-repeated="2"/>
          <table:table-cell table:formula="of:=STDEVP([.G11:.G110])" office:value-type="float" office:value="27497.0014001873" calcext:value-type="float">
            <text:p>27497,0014001873</text:p>
          </table:table-cell>
          <table:table-cell table:formula="of:=STDEVP([.H11:.H110])" office:value-type="float" office:value="1.66714696412764" calcext:value-type="float">
            <text:p>1,66714696412764</text:p>
          </table:table-cell>
          <table:table-cell table:formula="of:=STDEVP([.I11:.I110])" office:value-type="float" office:value="0.126724109781841" calcext:value-type="float">
            <text:p>0,126724109781841</text:p>
          </table:table-cell>
          <table:table-cell table:number-columns-repeated="2"/>
          <table:table-cell table:formula="of:=STDEVP([.L11:.L110])" office:value-type="float" office:value="945123.313278983" calcext:value-type="float">
            <text:p>945123,313278983</text:p>
          </table:table-cell>
          <table:table-cell table:formula="of:=STDEVP([.M11:.M110])" office:value-type="float" office:value="1.8559792563496" calcext:value-type="float">
            <text:p>1,8559792563496</text:p>
          </table:table-cell>
          <table:table-cell table:formula="of:=STDEVP([.N11:.N110])" office:value-type="float" office:value="0.0473708771293079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77279.5" calcext:value-type="float">
            <text:p>77279,5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29329.5" calcext:value-type="float">
            <text:p>129329,5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66953.5" calcext:value-type="float">
            <text:p>66953,5</text:p>
          </table:table-cell>
          <table:table-cell table:formula="of:=MEDIAN([.M11:.M110])" office:value-type="float" office:value="5" calcext:value-type="float">
            <text:p>5</text:p>
          </table:table-cell>
          <table:table-cell table:formula="of:=MEDIAN([.N1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40208" calcext:value-type="float">
            <text:p>340208</text:p>
          </table:table-cell>
          <table:table-cell table:formula="of:=AVERAGE([.C11:.C60])" office:value-type="float" office:value="6.604" calcext:value-type="float">
            <text:p>6,604</text:p>
          </table:table-cell>
          <table:table-cell table:formula="of:=AVERAGE([.D11:.D60])" office:value-type="float" office:value="0.804000000000001" calcext:value-type="float">
            <text:p>0,804000000000001</text:p>
          </table:table-cell>
          <table:table-cell table:number-columns-repeated="2"/>
          <table:table-cell table:formula="of:=AVERAGE([.G11:.G60])" office:value-type="float" office:value="126353.82" calcext:value-type="float">
            <text:p>126353,82</text:p>
          </table:table-cell>
          <table:table-cell table:formula="of:=AVERAGE([.H11:.H60])" office:value-type="float" office:value="10.17" calcext:value-type="float">
            <text:p>10,17</text:p>
          </table:table-cell>
          <table:table-cell table:formula="of:=AVERAGE([.I11:.I60])" office:value-type="float" office:value="1.658" calcext:value-type="float">
            <text:p>1,658</text:p>
          </table:table-cell>
          <table:table-cell table:number-columns-repeated="2"/>
          <table:table-cell table:formula="of:=AVERAGE([.L11:.L60])" office:value-type="float" office:value="292177.04" calcext:value-type="float">
            <text:p>292177,04</text:p>
          </table:table-cell>
          <table:table-cell table:formula="of:=AVERAGE([.M11:.M60])" office:value-type="float" office:value="6.16" calcext:value-type="float">
            <text:p>6,16</text:p>
          </table:table-cell>
          <table:table-cell table:formula="of:=AVERAGE([.N11:.N60])" office:value-type="float" office:value="2.268" calcext:value-type="float">
            <text:p>2,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934207.28" calcext:value-type="float">
            <text:p>934207,28</text:p>
          </table:table-cell>
          <table:table-cell table:formula="of:=AVERAGE([.C61:.C110])" office:value-type="float" office:value="5.79" calcext:value-type="float">
            <text:p>5,79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21251" calcext:value-type="float">
            <text:p>121251</text:p>
          </table:table-cell>
          <table:table-cell table:formula="of:=AVERAGE([.H61:.H110])" office:value-type="float" office:value="9.708" calcext:value-type="float">
            <text:p>9,708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60571.8" calcext:value-type="float">
            <text:p>60571,8</text:p>
          </table:table-cell>
          <table:table-cell table:formula="of:=AVERAGE([.M61:.M110])" office:value-type="float" office:value="4.998" calcext:value-type="float">
            <text:p>4,998</text:p>
          </table:table-cell>
          <table:table-cell table:formula="of:=AVERAGE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6020016.19893767" calcext:value-type="float">
            <text:p>6020016,19893767</text:p>
          </table:table-cell>
          <table:table-cell table:formula="of:=STDEVP([.C61:.C110])" office:value-type="float" office:value="0.590677577024894" calcext:value-type="float">
            <text:p>0,590677577024894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25463.0083360156" calcext:value-type="float">
            <text:p>25463,0083360156</text:p>
          </table:table-cell>
          <table:table-cell table:formula="of:=STDEVP([.H61:.H110])" office:value-type="float" office:value="1.0430417057817" calcext:value-type="float">
            <text:p>1,0430417057817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8323.774978972" calcext:value-type="float">
            <text:p>18323,774978972</text:p>
          </table:table-cell>
          <table:table-cell table:formula="of:=STDEVP([.M61:.M110])" office:value-type="float" office:value="0.769542721361199" calcext:value-type="float">
            <text:p>0,769542721361199</text:p>
          </table:table-cell>
          <table:table-cell table:formula="of:=STDEVP([.N61:.N11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9004" calcext:value-type="float">
            <text:p>89004</text:p>
          </table:table-cell>
          <table:table-cell table:formula="of:=MEDIAN([.C11:.C60])" office:value-type="float" office:value="6" calcext:value-type="float">
            <text:p>6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31162" calcext:value-type="float">
            <text:p>131162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82221.5" calcext:value-type="float">
            <text:p>82221,5</text:p>
          </table:table-cell>
          <table:table-cell table:formula="of:=MEDIAN([.M11:.M60])" office:value-type="float" office:value="5.95" calcext:value-type="float">
            <text:p>5,95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74140" calcext:value-type="float">
            <text:p>74140</text:p>
          </table:table-cell>
          <table:table-cell table:formula="of:=MEDIAN([.C61:.C110])" office:value-type="float" office:value="6" calcext:value-type="float">
            <text:p>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20247.5" calcext:value-type="float">
            <text:p>120247,5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52042" calcext:value-type="float">
            <text:p>52042</text:p>
          </table:table-cell>
          <table:table-cell table:formula="of:=MEDIAN([.M61:.M110])" office:value-type="float" office:value="5" calcext:value-type="float">
            <text:p>5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82409" calcext:value-type="float">
            <text:p>10082409</text:p>
          </table:table-cell>
          <table:table-cell office:value-type="float" office:value="13.3" calcext:value-type="float">
            <text:p>1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0286" calcext:value-type="float">
            <text:p>120286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304898" calcext:value-type="float">
            <text:p>20304898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953" calcext:value-type="float">
            <text:p>221953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7486" calcext:value-type="float">
            <text:p>197486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8440" calcext:value-type="float">
            <text:p>188440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705" calcext:value-type="float">
            <text:p>180705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0147" calcext:value-type="float">
            <text:p>150147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6974" calcext:value-type="float">
            <text:p>146974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192" calcext:value-type="float">
            <text:p>212192</text:p>
          </table:table-cell>
          <table:table-cell office:value-type="float" office:value="12.9" calcext:value-type="float">
            <text:p>12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1174" calcext:value-type="float">
            <text:p>16117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0552" calcext:value-type="float">
            <text:p>14055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89" calcext:value-type="float">
            <text:p>395789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9486" calcext:value-type="float">
            <text:p>15948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1611" calcext:value-type="float">
            <text:p>161611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779" calcext:value-type="float">
            <text:p>148779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2875" calcext:value-type="float">
            <text:p>15287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2206" calcext:value-type="float">
            <text:p>142206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449" calcext:value-type="float">
            <text:p>146449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5290" calcext:value-type="float">
            <text:p>17529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5368" calcext:value-type="float">
            <text:p>185368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26" calcext:value-type="float">
            <text:p>147626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6967" calcext:value-type="float">
            <text:p>6696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301" calcext:value-type="float">
            <text:p>98301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69" calcext:value-type="float">
            <text:p>66269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2901" calcext:value-type="float">
            <text:p>14290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440" calcext:value-type="float">
            <text:p>93440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810" calcext:value-type="float">
            <text:p>122810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4954" calcext:value-type="float">
            <text:p>9495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6922" calcext:value-type="float">
            <text:p>13692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46" calcext:value-type="float">
            <text:p>86746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5071" calcext:value-type="float">
            <text:p>125071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18" calcext:value-type="float">
            <text:p>7381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64" calcext:value-type="float">
            <text:p>95064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35187" calcext:value-type="float">
            <text:p>13518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05" calcext:value-type="float">
            <text:p>50805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39" calcext:value-type="float">
            <text:p>85339</text:p>
          </table:table-cell>
          <table:table-cell office:value-type="float" office:value="11.9" calcext:value-type="float">
            <text:p>11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1205" calcext:value-type="float">
            <text:p>21120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48" calcext:value-type="float">
            <text:p>47548</text:p>
          </table:table-cell>
          <table:table-cell office:value-type="float" office:value="8.9" calcext:value-type="float">
            <text:p>8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08" calcext:value-type="float">
            <text:p>62708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3731" calcext:value-type="float">
            <text:p>15373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97" calcext:value-type="float">
            <text:p>50897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696" calcext:value-type="float">
            <text:p>102696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1345" calcext:value-type="float">
            <text:p>81345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02" calcext:value-type="float">
            <text:p>53302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28" calcext:value-type="float">
            <text:p>97628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1385" calcext:value-type="float">
            <text:p>81385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583" calcext:value-type="float">
            <text:p>92583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15" calcext:value-type="float">
            <text:p>82915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5240" calcext:value-type="float">
            <text:p>7524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14" calcext:value-type="float">
            <text:p>51914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71" calcext:value-type="float">
            <text:p>106371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8789" calcext:value-type="float">
            <text:p>11878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60" calcext:value-type="float">
            <text:p>54760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76" calcext:value-type="float">
            <text:p>75476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4585" calcext:value-type="float">
            <text:p>124585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10" calcext:value-type="float">
            <text:p>59910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42" calcext:value-type="float">
            <text:p>82042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4271" calcext:value-type="float">
            <text:p>114271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69" calcext:value-type="float">
            <text:p>6006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36" calcext:value-type="float">
            <text:p>87236</text:p>
          </table:table-cell>
          <table:table-cell office:value-type="float" office:value="12.9" calcext:value-type="float">
            <text:p>12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9419" calcext:value-type="float">
            <text:p>9941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831" calcext:value-type="float">
            <text:p>70831</text:p>
          </table:table-cell>
          <table:table-cell office:value-type="float" office:value="9.9" calcext:value-type="float">
            <text:p>9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61" calcext:value-type="float">
            <text:p>5616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7694" calcext:value-type="float">
            <text:p>976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79" calcext:value-type="float">
            <text:p>27879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76" calcext:value-type="float">
            <text:p>619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549" calcext:value-type="float">
            <text:p>14954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28" calcext:value-type="float">
            <text:p>46628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51" calcext:value-type="float">
            <text:p>681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979" calcext:value-type="float">
            <text:p>14797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40" calcext:value-type="float">
            <text:p>50940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699" calcext:value-type="float">
            <text:p>896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0288" calcext:value-type="float">
            <text:p>11028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545" calcext:value-type="float">
            <text:p>7054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58" calcext:value-type="float">
            <text:p>557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482" calcext:value-type="float">
            <text:p>150482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17" calcext:value-type="float">
            <text:p>73517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298" calcext:value-type="float">
            <text:p>952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474" calcext:value-type="float">
            <text:p>13447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56" calcext:value-type="float">
            <text:p>50856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83" calcext:value-type="float">
            <text:p>701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228" calcext:value-type="float">
            <text:p>89228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68" calcext:value-type="float">
            <text:p>47368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09" calcext:value-type="float">
            <text:p>98809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268" calcext:value-type="float">
            <text:p>83268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43" calcext:value-type="float">
            <text:p>63343</text:p>
          </table:table-cell>
          <table:table-cell office:value-type="float" office:value="9.9" calcext:value-type="float">
            <text:p>9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82" calcext:value-type="float">
            <text:p>816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0484" calcext:value-type="float">
            <text:p>14048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00" calcext:value-type="float">
            <text:p>51200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82" calcext:value-type="float">
            <text:p>805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010" calcext:value-type="float">
            <text:p>9801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879" calcext:value-type="float">
            <text:p>7087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85" calcext:value-type="float">
            <text:p>6958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3435" calcext:value-type="float">
            <text:p>153435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02" calcext:value-type="float">
            <text:p>6810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86" calcext:value-type="float">
            <text:p>558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2007" calcext:value-type="float">
            <text:p>15200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246" calcext:value-type="float">
            <text:p>7124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42" calcext:value-type="float">
            <text:p>437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2949" calcext:value-type="float">
            <text:p>16294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774" calcext:value-type="float">
            <text:p>50774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9" calcext:value-type="float">
            <text:p>705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441" calcext:value-type="float">
            <text:p>142441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425" calcext:value-type="float">
            <text:p>75425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89" calcext:value-type="float">
            <text:p>9028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206" calcext:value-type="float">
            <text:p>114206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06" calcext:value-type="float">
            <text:p>47506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14" calcext:value-type="float">
            <text:p>993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109" calcext:value-type="float">
            <text:p>12310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02" calcext:value-type="float">
            <text:p>4520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573" calcext:value-type="float">
            <text:p>1155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3497" calcext:value-type="float">
            <text:p>133497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43" calcext:value-type="float">
            <text:p>52343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53" calcext:value-type="float">
            <text:p>71353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760" calcext:value-type="float">
            <text:p>9276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95" calcext:value-type="float">
            <text:p>5019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24" calcext:value-type="float">
            <text:p>516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729" calcext:value-type="float">
            <text:p>14272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84" calcext:value-type="float">
            <text:p>6258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37" calcext:value-type="float">
            <text:p>408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521" calcext:value-type="float">
            <text:p>13552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30" calcext:value-type="float">
            <text:p>66930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399" calcext:value-type="float">
            <text:p>1283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936" calcext:value-type="float">
            <text:p>98936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666" calcext:value-type="float">
            <text:p>47666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63" calcext:value-type="float">
            <text:p>943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195" calcext:value-type="float">
            <text:p>9819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040" calcext:value-type="float">
            <text:p>73040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81" calcext:value-type="float">
            <text:p>804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600" calcext:value-type="float">
            <text:p>8360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106" calcext:value-type="float">
            <text:p>8210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20" calcext:value-type="float">
            <text:p>857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509" calcext:value-type="float">
            <text:p>13750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56" calcext:value-type="float">
            <text:p>65056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60" calcext:value-type="float">
            <text:p>85760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265" calcext:value-type="float">
            <text:p>12326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01" calcext:value-type="float">
            <text:p>83801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06" calcext:value-type="float">
            <text:p>707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068" calcext:value-type="float">
            <text:p>10406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98" calcext:value-type="float">
            <text:p>76098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18" calcext:value-type="float">
            <text:p>993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374" calcext:value-type="float">
            <text:p>157374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911" calcext:value-type="float">
            <text:p>47911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860" calcext:value-type="float">
            <text:p>8986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736" calcext:value-type="float">
            <text:p>12273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216" calcext:value-type="float">
            <text:p>50216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41" calcext:value-type="float">
            <text:p>803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565" calcext:value-type="float">
            <text:p>10156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676" calcext:value-type="float">
            <text:p>47676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94" calcext:value-type="float">
            <text:p>1040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1189" calcext:value-type="float">
            <text:p>13118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88" calcext:value-type="float">
            <text:p>47488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86" calcext:value-type="float">
            <text:p>72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4883" calcext:value-type="float">
            <text:p>12488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20" calcext:value-type="float">
            <text:p>46620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41" calcext:value-type="float">
            <text:p>673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030" calcext:value-type="float">
            <text:p>10703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227" calcext:value-type="float">
            <text:p>43227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38" calcext:value-type="float">
            <text:p>462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6796" calcext:value-type="float">
            <text:p>13679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992" calcext:value-type="float">
            <text:p>7499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32" calcext:value-type="float">
            <text:p>786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267" calcext:value-type="float">
            <text:p>92267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97" calcext:value-type="float">
            <text:p>58697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09" calcext:value-type="float">
            <text:p>221309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553" calcext:value-type="float">
            <text:p>80553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09" calcext:value-type="float">
            <text:p>59809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477" calcext:value-type="float">
            <text:p>874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4796" calcext:value-type="float">
            <text:p>124796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21" calcext:value-type="float">
            <text:p>4192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54" calcext:value-type="float">
            <text:p>585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266" calcext:value-type="float">
            <text:p>9326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98" calcext:value-type="float">
            <text:p>46498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97" calcext:value-type="float">
            <text:p>4079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295" calcext:value-type="float">
            <text:p>151295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97" calcext:value-type="float">
            <text:p>53897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76" calcext:value-type="float">
            <text:p>436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979" calcext:value-type="float">
            <text:p>14897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69" calcext:value-type="float">
            <text:p>5066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37" calcext:value-type="float">
            <text:p>396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594" calcext:value-type="float">
            <text:p>1445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001" calcext:value-type="float">
            <text:p>4700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13" calcext:value-type="float">
            <text:p>666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1600" calcext:value-type="float">
            <text:p>17160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13" calcext:value-type="float">
            <text:p>65513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35" calcext:value-type="float">
            <text:p>611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655" calcext:value-type="float">
            <text:p>14665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876" calcext:value-type="float">
            <text:p>6387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06" calcext:value-type="float">
            <text:p>38906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007" calcext:value-type="float">
            <text:p>14600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735" calcext:value-type="float">
            <text:p>129735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33" calcext:value-type="float">
            <text:p>585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3405" calcext:value-type="float">
            <text:p>17340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91" calcext:value-type="float">
            <text:p>3839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941" calcext:value-type="float">
            <text:p>979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365" calcext:value-type="float">
            <text:p>142365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59" calcext:value-type="float">
            <text:p>34759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69" calcext:value-type="float">
            <text:p>630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908" calcext:value-type="float">
            <text:p>15090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65" calcext:value-type="float">
            <text:p>33165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48" calcext:value-type="float">
            <text:p>408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926" calcext:value-type="float">
            <text:p>15792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30" calcext:value-type="float">
            <text:p>3423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97" calcext:value-type="float">
            <text:p>412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085" calcext:value-type="float">
            <text:p>14208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97" calcext:value-type="float">
            <text:p>3429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71" calcext:value-type="float">
            <text:p>526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878" calcext:value-type="float">
            <text:p>13487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27" calcext:value-type="float">
            <text:p>32127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36" calcext:value-type="float">
            <text:p>403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767" calcext:value-type="float">
            <text:p>94767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74" calcext:value-type="float">
            <text:p>32574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52" calcext:value-type="float">
            <text:p>43652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202" calcext:value-type="float">
            <text:p>9220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202" calcext:value-type="float">
            <text:p>30202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32" calcext:value-type="float">
            <text:p>435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825" calcext:value-type="float">
            <text:p>10182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24" calcext:value-type="float">
            <text:p>33424</text:p>
          </table:table-cell>
          <table:table-cell office:value-type="float" office:value="10.9" calcext:value-type="float">
            <text:p>10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11" calcext:value-type="float">
            <text:p>583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8642" calcext:value-type="float">
            <text:p>15864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74" calcext:value-type="float">
            <text:p>52274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96" calcext:value-type="float">
            <text:p>354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617" calcext:value-type="float">
            <text:p>13261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81" calcext:value-type="float">
            <text:p>55881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81" calcext:value-type="float">
            <text:p>582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9809" calcext:value-type="float">
            <text:p>13980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46" calcext:value-type="float">
            <text:p>50946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33" calcext:value-type="float">
            <text:p>375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742" calcext:value-type="float">
            <text:p>14474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305" calcext:value-type="float">
            <text:p>37305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14" calcext:value-type="float">
            <text:p>615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405" calcext:value-type="float">
            <text:p>13240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975" calcext:value-type="float">
            <text:p>2797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85" calcext:value-type="float">
            <text:p>546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983" calcext:value-type="float">
            <text:p>12598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68" calcext:value-type="float">
            <text:p>2586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62" calcext:value-type="float">
            <text:p>3956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387" calcext:value-type="float">
            <text:p>90387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07" calcext:value-type="float">
            <text:p>26707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98" calcext:value-type="float">
            <text:p>62398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1942" calcext:value-type="float">
            <text:p>14194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31" calcext:value-type="float">
            <text:p>46431</text:p>
          </table:table-cell>
          <table:table-cell office:value-type="float" office:value="9.9" calcext:value-type="float">
            <text:p>9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1" calcext:value-type="float">
            <text:p>573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108" calcext:value-type="float">
            <text:p>13410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38" calcext:value-type="float">
            <text:p>3253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39" calcext:value-type="float">
            <text:p>390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517" calcext:value-type="float">
            <text:p>14951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945" calcext:value-type="float">
            <text:p>2994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38" calcext:value-type="float">
            <text:p>503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359" calcext:value-type="float">
            <text:p>8935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568" calcext:value-type="float">
            <text:p>4556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06" calcext:value-type="float">
            <text:p>423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848" calcext:value-type="float">
            <text:p>14884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587" calcext:value-type="float">
            <text:p>31587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07" calcext:value-type="float">
            <text:p>695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9764" calcext:value-type="float">
            <text:p>18976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50" calcext:value-type="float">
            <text:p>29550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68" calcext:value-type="float">
            <text:p>413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791" calcext:value-type="float">
            <text:p>13779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089" calcext:value-type="float">
            <text:p>45089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98" calcext:value-type="float">
            <text:p>6759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377" calcext:value-type="float">
            <text:p>150377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37" calcext:value-type="float">
            <text:p>4803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43" calcext:value-type="float">
            <text:p>433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9117" calcext:value-type="float">
            <text:p>12911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45" calcext:value-type="float">
            <text:p>30745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99" calcext:value-type="float">
            <text:p>61099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624" calcext:value-type="float">
            <text:p>14462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479" calcext:value-type="float">
            <text:p>48479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06" calcext:value-type="float">
            <text:p>537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985" calcext:value-type="float">
            <text:p>13298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52" calcext:value-type="float">
            <text:p>5565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83" calcext:value-type="float">
            <text:p>644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196" calcext:value-type="float">
            <text:p>13219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35" calcext:value-type="float">
            <text:p>2813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59" calcext:value-type="float">
            <text:p>642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9079" calcext:value-type="float">
            <text:p>11907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24" calcext:value-type="float">
            <text:p>575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640" calcext:value-type="float">
            <text:p>10064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096" calcext:value-type="float">
            <text:p>28096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50" calcext:value-type="float">
            <text:p>399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9297" calcext:value-type="float">
            <text:p>139297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591" calcext:value-type="float">
            <text:p>3159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13" calcext:value-type="float">
            <text:p>600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0534" calcext:value-type="float">
            <text:p>14053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10" calcext:value-type="float">
            <text:p>3721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95" calcext:value-type="float">
            <text:p>3839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499" calcext:value-type="float">
            <text:p>15149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01" calcext:value-type="float">
            <text:p>31801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46" calcext:value-type="float">
            <text:p>673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857" calcext:value-type="float">
            <text:p>9485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891" calcext:value-type="float">
            <text:p>20891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854" calcext:value-type="float">
            <text:p>978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3510" calcext:value-type="float">
            <text:p>13351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09" calcext:value-type="float">
            <text:p>47209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418" calcext:value-type="float">
            <text:p>524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6811" calcext:value-type="float">
            <text:p>22681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41" calcext:value-type="float">
            <text:p>4654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179557.42" calcext:value-type="float">
            <text:p>179557,42</text:p>
          </table:table-cell>
          <table:table-cell table:formula="of:=AVERAGE([.C121:.C220])" office:value-type="float" office:value="12.08" calcext:value-type="float">
            <text:p>12,08</text:p>
          </table:table-cell>
          <table:table-cell table:formula="of:=AVERAGE([.D121:.D220])" office:value-type="float" office:value="1.033" calcext:value-type="float">
            <text:p>1,033</text:p>
          </table:table-cell>
          <table:table-cell table:number-columns-repeated="2"/>
          <table:table-cell table:formula="of:=AVERAGE([.G121:.G220])" office:value-type="float" office:value="130248.63" calcext:value-type="float">
            <text:p>130248,63</text:p>
          </table:table-cell>
          <table:table-cell table:formula="of:=AVERAGE([.H121:.H220])" office:value-type="float" office:value="19.354" calcext:value-type="float">
            <text:p>19,354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261353.54" calcext:value-type="float">
            <text:p>261353,54</text:p>
          </table:table-cell>
          <table:table-cell table:formula="of:=AVERAGE([.M121:.M220])" office:value-type="float" office:value="10.495" calcext:value-type="float">
            <text:p>10,495</text:p>
          </table:table-cell>
          <table:table-cell table:formula="of:=AVERAGE([.N121:.N220])" office:value-type="float" office:value="2.25" calcext:value-type="float">
            <text:p>2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996467.492372392" calcext:value-type="float">
            <text:p>996467,492372392</text:p>
          </table:table-cell>
          <table:table-cell table:formula="of:=STDEVP([.C121:.C220])" office:value-type="float" office:value="1.58933948544671" calcext:value-type="float">
            <text:p>1,58933948544671</text:p>
          </table:table-cell>
          <table:table-cell table:formula="of:=STDEVP([.D121:.D220])" office:value-type="float" office:value="0.0775306391048081" calcext:value-type="float">
            <text:p>0,077530639104808</text:p>
          </table:table-cell>
          <table:table-cell table:number-columns-repeated="2"/>
          <table:table-cell table:formula="of:=STDEVP([.G121:.G220])" office:value-type="float" office:value="29526.5925005426" calcext:value-type="float">
            <text:p>29526,5925005426</text:p>
          </table:table-cell>
          <table:table-cell table:formula="of:=STDEVP([.H121:.H220])" office:value-type="float" office:value="2.49079987152722" calcext:value-type="float">
            <text:p>2,49079987152722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2014719.46776184" calcext:value-type="float">
            <text:p>2014719,46776184</text:p>
          </table:table-cell>
          <table:table-cell table:formula="of:=STDEVP([.M121:.M220])" office:value-type="float" office:value="1.96496183169038" calcext:value-type="float">
            <text:p>1,96496183169038</text:p>
          </table:table-cell>
          <table:table-cell table:formula="of:=STDEVP([.N121:.N220])" office:value-type="float" office:value="0.0538516480713449" calcext:value-type="float">
            <text:p>0,053851648071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67472" calcext:value-type="float">
            <text:p>67472</text:p>
          </table:table-cell>
          <table:table-cell table:formula="of:=MEDIAN([.C121:.C220])" office:value-type="float" office:value="12" calcext:value-type="float">
            <text:p>12</text:p>
          </table:table-cell>
          <table:table-cell table:formula="of:=MEDIAN([.D121:.D220])" office:value-type="float" office:value="1" calcext:value-type="float">
            <text:p>1</text:p>
          </table:table-cell>
          <table:table-cell table:number-columns-repeated="2"/>
          <table:table-cell table:formula="of:=MEDIAN([.G121:.G220])" office:value-type="float" office:value="134291" calcext:value-type="float">
            <text:p>134291</text:p>
          </table:table-cell>
          <table:table-cell table:formula="of:=MEDIAN([.H121:.H220])" office:value-type="float" office:value="19.9" calcext:value-type="float">
            <text:p>19,9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50721.5" calcext:value-type="float">
            <text:p>50721,5</text:p>
          </table:table-cell>
          <table:table-cell table:formula="of:=MEDIAN([.M121:.M220])" office:value-type="float" office:value="10" calcext:value-type="float">
            <text:p>10</text:p>
          </table:table-cell>
          <table:table-cell table:formula="of:=MEDIAN([.N121:.N22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99424.62" calcext:value-type="float">
            <text:p>299424,62</text:p>
          </table:table-cell>
          <table:table-cell table:formula="of:=AVERAGE([.C121:.C170])" office:value-type="float" office:value="12.454" calcext:value-type="float">
            <text:p>12,454</text:p>
          </table:table-cell>
          <table:table-cell table:formula="of:=AVERAGE([.D121:.D170])" office:value-type="float" office:value="1.066" calcext:value-type="float">
            <text:p>1,066</text:p>
          </table:table-cell>
          <table:table-cell table:number-columns-repeated="2"/>
          <table:table-cell table:formula="of:=AVERAGE([.G121:.G170])" office:value-type="float" office:value="126463.04" calcext:value-type="float">
            <text:p>126463,04</text:p>
          </table:table-cell>
          <table:table-cell table:formula="of:=AVERAGE([.H121:.H170])" office:value-type="float" office:value="18.852" calcext:value-type="float">
            <text:p>18,852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479643.62" calcext:value-type="float">
            <text:p>479643,62</text:p>
          </table:table-cell>
          <table:table-cell table:formula="of:=AVERAGE([.M121:.M170])" office:value-type="float" office:value="10.642" calcext:value-type="float">
            <text:p>10,642</text:p>
          </table:table-cell>
          <table:table-cell table:formula="of:=AVERAGE([.N121:.N170])" office:value-type="float" office:value="2.232" calcext:value-type="float">
            <text:p>2,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59690.22" calcext:value-type="float">
            <text:p>59690,22</text:p>
          </table:table-cell>
          <table:table-cell table:formula="of:=AVERAGE([.C171:.C220])" office:value-type="float" office:value="11.706" calcext:value-type="float">
            <text:p>11,706</text:p>
          </table:table-cell>
          <table:table-cell table:formula="of:=AVERAGE([.D171:.D220])" office:value-type="float" office:value="1" calcext:value-type="float">
            <text:p>1</text:p>
          </table:table-cell>
          <table:table-cell table:number-columns-repeated="2"/>
          <table:table-cell table:formula="of:=AVERAGE([.G171:.G220])" office:value-type="float" office:value="134034.22" calcext:value-type="float">
            <text:p>134034,22</text:p>
          </table:table-cell>
          <table:table-cell table:formula="of:=AVERAGE([.H171:.H220])" office:value-type="float" office:value="19.856" calcext:value-type="float">
            <text:p>19,856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43063.46" calcext:value-type="float">
            <text:p>43063,46</text:p>
          </table:table-cell>
          <table:table-cell table:formula="of:=AVERAGE([.M171:.M220])" office:value-type="float" office:value="10.348" calcext:value-type="float">
            <text:p>10,348</text:p>
          </table:table-cell>
          <table:table-cell table:formula="of:=AVERAGE([.N171:.N220])" office:value-type="float" office:value="2.268" calcext:value-type="float">
            <text:p>2,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28228.1756245706" calcext:value-type="float">
            <text:p>28228,1756245706</text:p>
          </table:table-cell>
          <table:table-cell table:formula="of:=STDEVP([.C171:.C220])" office:value-type="float" office:value="1.49243559325018" calcext:value-type="float">
            <text:p>1,49243559325018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27212.9407490554" calcext:value-type="float">
            <text:p>27212,9407490554</text:p>
          </table:table-cell>
          <table:table-cell table:formula="of:=STDEVP([.H171:.H220])" office:value-type="float" office:value="1.91626302996222" calcext:value-type="float">
            <text:p>1,91626302996222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17126.968418503" calcext:value-type="float">
            <text:p>17126,968418503</text:p>
          </table:table-cell>
          <table:table-cell table:formula="of:=STDEVP([.M171:.M220])" office:value-type="float" office:value="1.52318613439067" calcext:value-type="float">
            <text:p>1,52318613439067</text:p>
          </table:table-cell>
          <table:table-cell table:formula="of:=STDEVP([.N171:.N220])" office:value-type="float" office:value="0.0466476151587623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86253" calcext:value-type="float">
            <text:p>86253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1" calcext:value-type="float">
            <text:p>1</text:p>
          </table:table-cell>
          <table:table-cell table:number-columns-repeated="2"/>
          <table:table-cell table:formula="of:=MEDIAN([.G121:.G170])" office:value-type="float" office:value="124828" calcext:value-type="float">
            <text:p>124828</text:p>
          </table:table-cell>
          <table:table-cell table:formula="of:=MEDIAN([.H121:.H170])" office:value-type="float" office:value="18.5" calcext:value-type="float">
            <text:p>18,5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64199.5" calcext:value-type="float">
            <text:p>64199,5</text:p>
          </table:table-cell>
          <table:table-cell table:formula="of:=MEDIAN([.M121:.M170])" office:value-type="float" office:value="10" calcext:value-type="float">
            <text:p>10</text:p>
          </table:table-cell>
          <table:table-cell table:formula="of:=MEDIAN([.N121:.N17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57417.5" calcext:value-type="float">
            <text:p>57417,5</text:p>
          </table:table-cell>
          <table:table-cell table:formula="of:=MEDIAN([.C171:.C220])" office:value-type="float" office:value="12" calcext:value-type="float">
            <text:p>12</text:p>
          </table:table-cell>
          <table:table-cell table:formula="of:=MEDIAN([.D171:.D220])" office:value-type="float" office:value="1" calcext:value-type="float">
            <text:p>1</text:p>
          </table:table-cell>
          <table:table-cell table:number-columns-repeated="2"/>
          <table:table-cell table:formula="of:=MEDIAN([.G171:.G220])" office:value-type="float" office:value="137293.5" calcext:value-type="float">
            <text:p>137293,5</text:p>
          </table:table-cell>
          <table:table-cell table:formula="of:=MEDIAN([.H171:.H220])" office:value-type="float" office:value="20" calcext:value-type="float">
            <text:p>20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40156" calcext:value-type="float">
            <text:p>40156</text:p>
          </table:table-cell>
          <table:table-cell table:formula="of:=MEDIAN([.M171:.M220])" office:value-type="float" office:value="10" calcext:value-type="float">
            <text:p>10</text:p>
          </table:table-cell>
          <table:table-cell table:formula="of:=MEDIAN([.N171:.N22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644342" calcext:value-type="float">
            <text:p>10644342</text:p>
          </table:table-cell>
          <table:table-cell office:value-type="float" office:value="46.7" calcext:value-type="float">
            <text:p>46,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12566" calcext:value-type="float">
            <text:p>112566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0971400" calcext:value-type="float">
            <text:p>20971400</text:p>
          </table:table-cell>
          <table:table-cell office:value-type="float" office:value="33.3" calcext:value-type="float">
            <text:p>33,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95" calcext:value-type="float">
            <text:p>196095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9111" calcext:value-type="float">
            <text:p>13911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3640" calcext:value-type="float">
            <text:p>343640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105" calcext:value-type="float">
            <text:p>175105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2833" calcext:value-type="float">
            <text:p>152833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777" calcext:value-type="float">
            <text:p>135777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91" calcext:value-type="float">
            <text:p>63291</text:p>
          </table:table-cell>
          <table:table-cell office:value-type="float" office:value="23" calcext:value-type="float">
            <text:p>2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9090" calcext:value-type="float">
            <text:p>139090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00" calcext:value-type="float">
            <text:p>75900</text:p>
          </table:table-cell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06" calcext:value-type="float">
            <text:p>82406</text:p>
          </table:table-cell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7240" calcext:value-type="float">
            <text:p>15724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92" calcext:value-type="float">
            <text:p>77292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62" calcext:value-type="float">
            <text:p>80662</text:p>
          </table:table-cell>
          <table:table-cell office:value-type="float" office:value="27.7" calcext:value-type="float">
            <text:p>27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1884" calcext:value-type="float">
            <text:p>10188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996" calcext:value-type="float">
            <text:p>85996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532" calcext:value-type="float">
            <text:p>104532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89258" calcext:value-type="float">
            <text:p>18925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084" calcext:value-type="float">
            <text:p>98084</text:p>
          </table:table-cell>
          <table:table-cell office:value-type="float" office:value="33.7" calcext:value-type="float">
            <text:p>33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34" calcext:value-type="float">
            <text:p>92234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4931" calcext:value-type="float">
            <text:p>15493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118" calcext:value-type="float">
            <text:p>94118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18" calcext:value-type="float">
            <text:p>82518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9777" calcext:value-type="float">
            <text:p>109777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82" calcext:value-type="float">
            <text:p>80182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06" calcext:value-type="float">
            <text:p>67206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8990" calcext:value-type="float">
            <text:p>11899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878" calcext:value-type="float">
            <text:p>60878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64" calcext:value-type="float">
            <text:p>9436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5648" calcext:value-type="float">
            <text:p>1056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27" calcext:value-type="float">
            <text:p>58027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37" calcext:value-type="float">
            <text:p>63537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7798" calcext:value-type="float">
            <text:p>97798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143" calcext:value-type="float">
            <text:p>82143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98" calcext:value-type="float">
            <text:p>82798</text:p>
          </table:table-cell>
          <table:table-cell office:value-type="float" office:value="23.8" calcext:value-type="float">
            <text:p>23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8917" calcext:value-type="float">
            <text:p>9891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101" calcext:value-type="float">
            <text:p>101101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65" calcext:value-type="float">
            <text:p>83865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7517" calcext:value-type="float">
            <text:p>11751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34" calcext:value-type="float">
            <text:p>87634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38" calcext:value-type="float">
            <text:p>7903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92061" calcext:value-type="float">
            <text:p>19206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510" calcext:value-type="float">
            <text:p>6351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91" calcext:value-type="float">
            <text:p>6559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0581" calcext:value-type="float">
            <text:p>7058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11" calcext:value-type="float">
            <text:p>58411</text:p>
          </table:table-cell>
          <table:table-cell office:value-type="float" office:value="19.8" calcext:value-type="float">
            <text:p>19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34" calcext:value-type="float">
            <text:p>92234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9455" calcext:value-type="float">
            <text:p>11945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752" calcext:value-type="float">
            <text:p>90752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84" calcext:value-type="float">
            <text:p>57084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2261" calcext:value-type="float">
            <text:p>112261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133" calcext:value-type="float">
            <text:p>84133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72" calcext:value-type="float">
            <text:p>97672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8748" calcext:value-type="float">
            <text:p>12874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01" calcext:value-type="float">
            <text:p>55301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62" calcext:value-type="float">
            <text:p>64062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85413" calcext:value-type="float">
            <text:p>18541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013" calcext:value-type="float">
            <text:p>82013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49" calcext:value-type="float">
            <text:p>77949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3031" calcext:value-type="float">
            <text:p>103031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343" calcext:value-type="float">
            <text:p>86343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8" calcext:value-type="float">
            <text:p>65418</text:p>
          </table:table-cell>
          <table:table-cell office:value-type="float" office:value="20.8" calcext:value-type="float">
            <text:p>20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6046" calcext:value-type="float">
            <text:p>136046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208" calcext:value-type="float">
            <text:p>79208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54" calcext:value-type="float">
            <text:p>6895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6532" calcext:value-type="float">
            <text:p>13653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15" calcext:value-type="float">
            <text:p>80115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34" calcext:value-type="float">
            <text:p>5803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5884" calcext:value-type="float">
            <text:p>105884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987" calcext:value-type="float">
            <text:p>7798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68" calcext:value-type="float">
            <text:p>86268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1337" calcext:value-type="float">
            <text:p>11133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37" calcext:value-type="float">
            <text:p>51937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57" calcext:value-type="float">
            <text:p>75757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5739" calcext:value-type="float">
            <text:p>14573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867" calcext:value-type="float">
            <text:p>74867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62" calcext:value-type="float">
            <text:p>59162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5178" calcext:value-type="float">
            <text:p>125178</text:p>
          </table:table-cell>
          <table:table-cell office:value-type="float" office:value="34.7" calcext:value-type="float">
            <text:p>34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334" calcext:value-type="float">
            <text:p>45334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25" calcext:value-type="float">
            <text:p>88825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3984" calcext:value-type="float">
            <text:p>93984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62" calcext:value-type="float">
            <text:p>4726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88" calcext:value-type="float">
            <text:p>50988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4692" calcext:value-type="float">
            <text:p>94692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939" calcext:value-type="float">
            <text:p>559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86" calcext:value-type="float">
            <text:p>73486</text:p>
          </table:table-cell>
          <table:table-cell office:value-type="float" office:value="24.8" calcext:value-type="float">
            <text:p>24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9279" calcext:value-type="float">
            <text:p>10927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825" calcext:value-type="float">
            <text:p>6382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53" calcext:value-type="float">
            <text:p>47153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8204" calcext:value-type="float">
            <text:p>6820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35" calcext:value-type="float">
            <text:p>726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46" calcext:value-type="float">
            <text:p>84746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5275" calcext:value-type="float">
            <text:p>105275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53" calcext:value-type="float">
            <text:p>6995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80" calcext:value-type="float">
            <text:p>66480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1659" calcext:value-type="float">
            <text:p>111659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33" calcext:value-type="float">
            <text:p>515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278" calcext:value-type="float">
            <text:p>105278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0234" calcext:value-type="float">
            <text:p>11023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55" calcext:value-type="float">
            <text:p>38855</text:p>
          </table:table-cell>
          <table:table-cell office:value-type="float" office:value="14.9" calcext:value-type="float">
            <text:p>14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3" calcext:value-type="float">
            <text:p>68793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66866" calcext:value-type="float">
            <text:p>166866</text:p>
          </table:table-cell>
          <table:table-cell office:value-type="float" office:value="32.7" calcext:value-type="float">
            <text:p>32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98" calcext:value-type="float">
            <text:p>3789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19" calcext:value-type="float">
            <text:p>66919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1739" calcext:value-type="float">
            <text:p>12173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15" calcext:value-type="float">
            <text:p>353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94" calcext:value-type="float">
            <text:p>56794</text:p>
          </table:table-cell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1230" calcext:value-type="float">
            <text:p>131230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62" calcext:value-type="float">
            <text:p>5366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94" calcext:value-type="float">
            <text:p>61194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4463" calcext:value-type="float">
            <text:p>9446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42" calcext:value-type="float">
            <text:p>407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82" calcext:value-type="float">
            <text:p>43382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4721" calcext:value-type="float">
            <text:p>114721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49" calcext:value-type="float">
            <text:p>5214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18" calcext:value-type="float">
            <text:p>63018</text:p>
          </table:table-cell>
          <table:table-cell office:value-type="float" office:value="22.8" calcext:value-type="float">
            <text:p>22,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0982" calcext:value-type="float">
            <text:p>9098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49" calcext:value-type="float">
            <text:p>548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86" calcext:value-type="float">
            <text:p>54786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1883" calcext:value-type="float">
            <text:p>131883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59" calcext:value-type="float">
            <text:p>3635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88" calcext:value-type="float">
            <text:p>43488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1055" calcext:value-type="float">
            <text:p>13105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14" calcext:value-type="float">
            <text:p>5821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6" calcext:value-type="float">
            <text:p>6336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2312" calcext:value-type="float">
            <text:p>132312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71" calcext:value-type="float">
            <text:p>27871</text:p>
          </table:table-cell>
          <table:table-cell office:value-type="float" office:value="14.9" calcext:value-type="float">
            <text:p>14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17" calcext:value-type="float">
            <text:p>64317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7156" calcext:value-type="float">
            <text:p>107156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60" calcext:value-type="float">
            <text:p>37160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52" calcext:value-type="float">
            <text:p>42552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6215" calcext:value-type="float">
            <text:p>146215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619" calcext:value-type="float">
            <text:p>48619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61" calcext:value-type="float">
            <text:p>59061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6335" calcext:value-type="float">
            <text:p>14633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13" calcext:value-type="float">
            <text:p>50113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90" calcext:value-type="float">
            <text:p>63990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6582" calcext:value-type="float">
            <text:p>9658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156" calcext:value-type="float">
            <text:p>35156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80" calcext:value-type="float">
            <text:p>63480</text:p>
          </table:table-cell>
          <table:table-cell office:value-type="float" office:value="22.8" calcext:value-type="float">
            <text:p>22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4207" calcext:value-type="float">
            <text:p>13420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38" calcext:value-type="float">
            <text:p>60438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37" calcext:value-type="float">
            <text:p>47037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8548" calcext:value-type="float">
            <text:p>108548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69" calcext:value-type="float">
            <text:p>62369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2" calcext:value-type="float">
            <text:p>79612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1204" calcext:value-type="float">
            <text:p>15120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18" calcext:value-type="float">
            <text:p>39418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11" calcext:value-type="float">
            <text:p>34211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0910" calcext:value-type="float">
            <text:p>9091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953" calcext:value-type="float">
            <text:p>63953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15" calcext:value-type="float">
            <text:p>50515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2408" calcext:value-type="float">
            <text:p>142408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962" calcext:value-type="float">
            <text:p>36962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86" calcext:value-type="float">
            <text:p>44186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257" calcext:value-type="float">
            <text:p>13825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860" calcext:value-type="float">
            <text:p>40860</text:p>
          </table:table-cell>
          <table:table-cell office:value-type="float" office:value="17.8" calcext:value-type="float">
            <text:p>17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94" calcext:value-type="float">
            <text:p>43494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435" calcext:value-type="float">
            <text:p>7043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265" calcext:value-type="float">
            <text:p>44265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75" calcext:value-type="float">
            <text:p>5467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6861" calcext:value-type="float">
            <text:p>13686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88" calcext:value-type="float">
            <text:p>57588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6" calcext:value-type="float">
            <text:p>59436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5279" calcext:value-type="float">
            <text:p>125279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554" calcext:value-type="float">
            <text:p>3855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87" calcext:value-type="float">
            <text:p>45387</text:p>
          </table:table-cell>
          <table:table-cell office:value-type="float" office:value="22.8" calcext:value-type="float">
            <text:p>22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8128" calcext:value-type="float">
            <text:p>14812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472" calcext:value-type="float">
            <text:p>42472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84" calcext:value-type="float">
            <text:p>101684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1109" calcext:value-type="float">
            <text:p>14110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60" calcext:value-type="float">
            <text:p>30660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08" calcext:value-type="float">
            <text:p>59808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9724" calcext:value-type="float">
            <text:p>10972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30" calcext:value-type="float">
            <text:p>45930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65" calcext:value-type="float">
            <text:p>75065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6500" calcext:value-type="float">
            <text:p>116500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838" calcext:value-type="float">
            <text:p>36838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41" calcext:value-type="float">
            <text:p>39441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4036" calcext:value-type="float">
            <text:p>104036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310" calcext:value-type="float">
            <text:p>48310</text:p>
          </table:table-cell>
          <table:table-cell office:value-type="float" office:value="23.8" calcext:value-type="float">
            <text:p>23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25" calcext:value-type="float">
            <text:p>42525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6969" calcext:value-type="float">
            <text:p>14696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514" calcext:value-type="float">
            <text:p>48514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30" calcext:value-type="float">
            <text:p>36730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1087" calcext:value-type="float">
            <text:p>12108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802" calcext:value-type="float">
            <text:p>23802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59" calcext:value-type="float">
            <text:p>57459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5988" calcext:value-type="float">
            <text:p>165988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35" calcext:value-type="float">
            <text:p>56635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451" calcext:value-type="float">
            <text:p>130451</text:p>
          </table:table-cell>
          <table:table-cell office:value-type="float" office:value="24.8" calcext:value-type="float">
            <text:p>24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6758" calcext:value-type="float">
            <text:p>116758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064" calcext:value-type="float">
            <text:p>23064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69" calcext:value-type="float">
            <text:p>71069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8085" calcext:value-type="float">
            <text:p>158085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997" calcext:value-type="float">
            <text:p>37997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68" calcext:value-type="float">
            <text:p>607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6947" calcext:value-type="float">
            <text:p>15694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10" calcext:value-type="float">
            <text:p>51310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03" calcext:value-type="float">
            <text:p>61703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7817" calcext:value-type="float">
            <text:p>127817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183" calcext:value-type="float">
            <text:p>31183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75" calcext:value-type="float">
            <text:p>66375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1123" calcext:value-type="float">
            <text:p>15112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56" calcext:value-type="float">
            <text:p>31856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0" calcext:value-type="float">
            <text:p>70350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0213" calcext:value-type="float">
            <text:p>9021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95" calcext:value-type="float">
            <text:p>52295</text:p>
          </table:table-cell>
          <table:table-cell office:value-type="float" office:value="19.8" calcext:value-type="float">
            <text:p>19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05" calcext:value-type="float">
            <text:p>67005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0705" calcext:value-type="float">
            <text:p>12070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962" calcext:value-type="float">
            <text:p>36962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68" calcext:value-type="float">
            <text:p>61968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0594" calcext:value-type="float">
            <text:p>9059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18" calcext:value-type="float">
            <text:p>62518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93" calcext:value-type="float">
            <text:p>35393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1897" calcext:value-type="float">
            <text:p>14189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758" calcext:value-type="float">
            <text:p>42758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66" calcext:value-type="float">
            <text:p>38666</text:p>
          </table:table-cell>
          <table:table-cell office:value-type="float" office:value="22.8" calcext:value-type="float">
            <text:p>22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9380" calcext:value-type="float">
            <text:p>993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21" calcext:value-type="float">
            <text:p>50421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92" calcext:value-type="float">
            <text:p>42992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7389" calcext:value-type="float">
            <text:p>97389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04" calcext:value-type="float">
            <text:p>66204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81" calcext:value-type="float">
            <text:p>44381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5486" calcext:value-type="float">
            <text:p>105486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24" calcext:value-type="float">
            <text:p>35824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87" calcext:value-type="float">
            <text:p>44687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5085" calcext:value-type="float">
            <text:p>9508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098" calcext:value-type="float">
            <text:p>25098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85" calcext:value-type="float">
            <text:p>38185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416" calcext:value-type="float">
            <text:p>13841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82" calcext:value-type="float">
            <text:p>38282</text:p>
          </table:table-cell>
          <table:table-cell office:value-type="float" office:value="19.8" calcext:value-type="float">
            <text:p>19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91" calcext:value-type="float">
            <text:p>35691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9919" calcext:value-type="float">
            <text:p>69919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60" calcext:value-type="float">
            <text:p>28160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67" calcext:value-type="float">
            <text:p>37067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2819" calcext:value-type="float">
            <text:p>72819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420" calcext:value-type="float">
            <text:p>92420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97" calcext:value-type="float">
            <text:p>51797</text:p>
          </table:table-cell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5853" calcext:value-type="float">
            <text:p>9585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015" calcext:value-type="float">
            <text:p>87015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10" calcext:value-type="float">
            <text:p>62110</text:p>
          </table:table-cell>
          <table:table-cell office:value-type="float" office:value="18.8" calcext:value-type="float">
            <text:p>18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2876" calcext:value-type="float">
            <text:p>16287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97" calcext:value-type="float">
            <text:p>49497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72" calcext:value-type="float">
            <text:p>60272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0365" calcext:value-type="float">
            <text:p>130365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509" calcext:value-type="float">
            <text:p>56509</text:p>
          </table:table-cell>
          <table:table-cell office:value-type="float" office:value="23" calcext:value-type="float">
            <text:p>2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7" calcext:value-type="float">
            <text:p>16387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3346" calcext:value-type="float">
            <text:p>16334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772" calcext:value-type="float">
            <text:p>50772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84" calcext:value-type="float">
            <text:p>42584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2643" calcext:value-type="float">
            <text:p>132643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26" calcext:value-type="float">
            <text:p>62326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36" calcext:value-type="float">
            <text:p>53836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879" calcext:value-type="float">
            <text:p>13887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41" calcext:value-type="float">
            <text:p>58441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42" calcext:value-type="float">
            <text:p>49742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2316" calcext:value-type="float">
            <text:p>10231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48" calcext:value-type="float">
            <text:p>59748</text:p>
          </table:table-cell>
          <table:table-cell office:value-type="float" office:value="21.8" calcext:value-type="float">
            <text:p>21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14" calcext:value-type="float">
            <text:p>47614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5222" calcext:value-type="float">
            <text:p>9522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116" calcext:value-type="float">
            <text:p>56116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81" calcext:value-type="float">
            <text:p>47881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0511" calcext:value-type="float">
            <text:p>130511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32" calcext:value-type="float">
            <text:p>47232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94" calcext:value-type="float">
            <text:p>66294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2072" calcext:value-type="float">
            <text:p>13207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85" calcext:value-type="float">
            <text:p>33185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91" calcext:value-type="float">
            <text:p>55591</text:p>
          </table:table-cell>
          <table:table-cell office:value-type="float" office:value="23.8" calcext:value-type="float">
            <text:p>23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1145" calcext:value-type="float">
            <text:p>13114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0" calcext:value-type="float">
            <text:p>49170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66" calcext:value-type="float">
            <text:p>62966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7385" calcext:value-type="float">
            <text:p>14738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275" calcext:value-type="float">
            <text:p>27275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75" calcext:value-type="float">
            <text:p>58275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1859" calcext:value-type="float">
            <text:p>71859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59" calcext:value-type="float">
            <text:p>45959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93" calcext:value-type="float">
            <text:p>68993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9094" calcext:value-type="float">
            <text:p>99094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76" calcext:value-type="float">
            <text:p>56376</text:p>
          </table:table-cell>
          <table:table-cell office:value-type="float" office:value="21.8" calcext:value-type="float">
            <text:p>21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41" calcext:value-type="float">
            <text:p>53241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6991" calcext:value-type="float">
            <text:p>10699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44" calcext:value-type="float">
            <text:p>3494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91" calcext:value-type="float">
            <text:p>76291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208520" calcext:value-type="float">
            <text:p>20852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29" calcext:value-type="float">
            <text:p>31729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15" calcext:value-type="float">
            <text:p>36415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0670" calcext:value-type="float">
            <text:p>14067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464" calcext:value-type="float">
            <text:p>25464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28" calcext:value-type="float">
            <text:p>30628</text:p>
          </table:table-cell>
          <table:table-cell office:value-type="float" office:value="23.8" calcext:value-type="float">
            <text:p>23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9880" calcext:value-type="float">
            <text:p>13988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29" calcext:value-type="float">
            <text:p>59629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07" calcext:value-type="float">
            <text:p>39507</text:p>
          </table:table-cell>
          <table:table-cell office:value-type="float" office:value="19" calcext:value-type="float">
            <text:p>1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4599" calcext:value-type="float">
            <text:p>144599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22" calcext:value-type="float">
            <text:p>46522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71" calcext:value-type="float">
            <text:p>55371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7885" calcext:value-type="float">
            <text:p>10788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786" calcext:value-type="float">
            <text:p>27786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170060.85" calcext:value-type="float">
            <text:p>170060,85</text:p>
          </table:table-cell>
          <table:table-cell table:formula="of:=AVERAGE([.C236:.C335])" office:value-type="float" office:value="23.462" calcext:value-type="float">
            <text:p>23,462</text:p>
          </table:table-cell>
          <table:table-cell table:formula="of:=AVERAGE([.D236:.D335])" office:value-type="float" office:value="3.369" calcext:value-type="float">
            <text:p>3,369</text:p>
          </table:table-cell>
          <table:table-cell table:number-columns-repeated="2"/>
          <table:table-cell table:formula="of:=AVERAGE([.G236:.G335])" office:value-type="float" office:value="123390.86" calcext:value-type="float">
            <text:p>123390,86</text:p>
          </table:table-cell>
          <table:table-cell table:formula="of:=AVERAGE([.H236:.H335])" office:value-type="float" office:value="40.065" calcext:value-type="float">
            <text:p>40,065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266998.07" calcext:value-type="float">
            <text:p>266998,07</text:p>
          </table:table-cell>
          <table:table-cell table:formula="of:=AVERAGE([.M236:.M335])" office:value-type="float" office:value="20.932" calcext:value-type="float">
            <text:p>20,932</text:p>
          </table:table-cell>
          <table:table-cell table:formula="of:=AVERAGE([.N236:.N335])" office:value-type="float" office:value="4.85499999999999" calcext:value-type="float">
            <text:p>4,854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053014.2418778" calcext:value-type="float">
            <text:p>1053014,2418778</text:p>
          </table:table-cell>
          <table:table-cell table:formula="of:=STDEVP([.C236:.C335])" office:value-type="float" office:value="3.86325717497554" calcext:value-type="float">
            <text:p>3,86325717497554</text:p>
          </table:table-cell>
          <table:table-cell table:formula="of:=STDEVP([.D236:.D335])" office:value-type="float" office:value="0.400922685813612" calcext:value-type="float">
            <text:p>0,400922685813612</text:p>
          </table:table-cell>
          <table:table-cell table:number-columns-repeated="2"/>
          <table:table-cell table:formula="of:=STDEVP([.G236:.G335])" office:value-type="float" office:value="27720.1458055401" calcext:value-type="float">
            <text:p>27720,1458055401</text:p>
          </table:table-cell>
          <table:table-cell table:formula="of:=STDEVP([.H236:.H335])" office:value-type="float" office:value="3.37177623812732" calcext:value-type="float">
            <text:p>3,37177623812732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2081169.45309731" calcext:value-type="float">
            <text:p>2081169,45309731</text:p>
          </table:table-cell>
          <table:table-cell table:formula="of:=STDEVP([.M236:.M335])" office:value-type="float" office:value="4.01305070987148" calcext:value-type="float">
            <text:p>4,01305070987148</text:p>
          </table:table-cell>
          <table:table-cell table:formula="of:=STDEVP([.N236:.N335])" office:value-type="float" office:value="0.423172541642294" calcext:value-type="float">
            <text:p>0,4231725416422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1835.5" calcext:value-type="float">
            <text:p>61835,5</text:p>
          </table:table-cell>
          <table:table-cell table:formula="of:=MEDIAN([.C236:.C335])" office:value-type="float" office:value="23" calcext:value-type="float">
            <text:p>23</text:p>
          </table:table-cell>
          <table:table-cell table:formula="of:=MEDIAN([.D236:.D335])" office:value-type="float" office:value="3.4" calcext:value-type="float">
            <text:p>3,4</text:p>
          </table:table-cell>
          <table:table-cell table:number-columns-repeated="2"/>
          <table:table-cell table:formula="of:=MEDIAN([.G236:.G335])" office:value-type="float" office:value="121413" calcext:value-type="float">
            <text:p>121413</text:p>
          </table:table-cell>
          <table:table-cell table:formula="of:=MEDIAN([.H236:.H335])" office:value-type="float" office:value="40" calcext:value-type="float">
            <text:p>40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2043" calcext:value-type="float">
            <text:p>52043</text:p>
          </table:table-cell>
          <table:table-cell table:formula="of:=MEDIAN([.M236:.M335])" office:value-type="float" office:value="20" calcext:value-type="float">
            <text:p>20</text:p>
          </table:table-cell>
          <table:table-cell table:formula="of:=MEDIAN([.N23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286378.46" calcext:value-type="float">
            <text:p>286378,46</text:p>
          </table:table-cell>
          <table:table-cell table:formula="of:=AVERAGE([.C236:.C285])" office:value-type="float" office:value="23.828" calcext:value-type="float">
            <text:p>23,828</text:p>
          </table:table-cell>
          <table:table-cell table:formula="of:=AVERAGE([.D236:.D285])" office:value-type="float" office:value="3.338" calcext:value-type="float">
            <text:p>3,338</text:p>
          </table:table-cell>
          <table:table-cell table:number-columns-repeated="2"/>
          <table:table-cell table:formula="of:=AVERAGE([.G236:.G285])" office:value-type="float" office:value="123333.02" calcext:value-type="float">
            <text:p>123333,02</text:p>
          </table:table-cell>
          <table:table-cell table:formula="of:=AVERAGE([.H236:.H285])" office:value-type="float" office:value="39.938" calcext:value-type="float">
            <text:p>39,938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488248.34" calcext:value-type="float">
            <text:p>488248,34</text:p>
          </table:table-cell>
          <table:table-cell table:formula="of:=AVERAGE([.M236:.M285])" office:value-type="float" office:value="21.228" calcext:value-type="float">
            <text:p>21,228</text:p>
          </table:table-cell>
          <table:table-cell table:formula="of:=AVERAGE([.N236:.N285])" office:value-type="float" office:value="4.81" calcext:value-type="float">
            <text:p>4,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53743.24" calcext:value-type="float">
            <text:p>53743,24</text:p>
          </table:table-cell>
          <table:table-cell table:formula="of:=AVERAGE([.C286:.C335])" office:value-type="float" office:value="23.096" calcext:value-type="float">
            <text:p>23,096</text:p>
          </table:table-cell>
          <table:table-cell table:formula="of:=AVERAGE([.D286:.D335])" office:value-type="float" office:value="3.4" calcext:value-type="float">
            <text:p>3,4</text:p>
          </table:table-cell>
          <table:table-cell table:number-columns-repeated="2"/>
          <table:table-cell table:formula="of:=AVERAGE([.G286:.G335])" office:value-type="float" office:value="123448.7" calcext:value-type="float">
            <text:p>123448,7</text:p>
          </table:table-cell>
          <table:table-cell table:formula="of:=AVERAGE([.H286:.H335])" office:value-type="float" office:value="40.192" calcext:value-type="float">
            <text:p>40,192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45747.8" calcext:value-type="float">
            <text:p>45747,8</text:p>
          </table:table-cell>
          <table:table-cell table:formula="of:=AVERAGE([.M286:.M335])" office:value-type="float" office:value="20.636" calcext:value-type="float">
            <text:p>20,636</text:p>
          </table:table-cell>
          <table:table-cell table:formula="of:=AVERAGE([.N28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8197.8060881635" calcext:value-type="float">
            <text:p>18197,8060881635</text:p>
          </table:table-cell>
          <table:table-cell table:formula="of:=STDEVP([.C286:.C335])" office:value-type="float" office:value="2.97247102593112" calcext:value-type="float">
            <text:p>2,97247102593112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28478.9938854939" calcext:value-type="float">
            <text:p>28478,9938854939</text:p>
          </table:table-cell>
          <table:table-cell table:formula="of:=STDEVP([.H286:.H335])" office:value-type="float" office:value="3.6329514172364" calcext:value-type="float">
            <text:p>3,6329514172364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4800.2718475033" calcext:value-type="float">
            <text:p>14800,2718475033</text:p>
          </table:table-cell>
          <table:table-cell table:formula="of:=STDEVP([.M286:.M335])" office:value-type="float" office:value="3.41940111715487" calcext:value-type="float">
            <text:p>3,41940111715487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67062.5" calcext:value-type="float">
            <text:p>67062,5</text:p>
          </table:table-cell>
          <table:table-cell table:formula="of:=MEDIAN([.C236:.C285])" office:value-type="float" office:value="22.9" calcext:value-type="float">
            <text:p>22,9</text:p>
          </table:table-cell>
          <table:table-cell table:formula="of:=MEDIAN([.D236:.D285])" office:value-type="float" office:value="3.5" calcext:value-type="float">
            <text:p>3,5</text:p>
          </table:table-cell>
          <table:table-cell table:number-columns-repeated="2"/>
          <table:table-cell table:formula="of:=MEDIAN([.G236:.G285])" office:value-type="float" office:value="118253.5" calcext:value-type="float">
            <text:p>118253,5</text:p>
          </table:table-cell>
          <table:table-cell table:formula="of:=MEDIAN([.H236:.H285])" office:value-type="float" office:value="40" calcext:value-type="float">
            <text:p>40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1623.5" calcext:value-type="float">
            <text:p>61623,5</text:p>
          </table:table-cell>
          <table:table-cell table:formula="of:=MEDIAN([.M236:.M285])" office:value-type="float" office:value="20" calcext:value-type="float">
            <text:p>20</text:p>
          </table:table-cell>
          <table:table-cell table:formula="of:=MEDIAN([.N236:.N285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52519" calcext:value-type="float">
            <text:p>52519</text:p>
          </table:table-cell>
          <table:table-cell table:formula="of:=MEDIAN([.C286:.C335])" office:value-type="float" office:value="23" calcext:value-type="float">
            <text:p>23</text:p>
          </table:table-cell>
          <table:table-cell table:formula="of:=MEDIAN([.D286:.D335])" office:value-type="float" office:value="3.4" calcext:value-type="float">
            <text:p>3,4</text:p>
          </table:table-cell>
          <table:table-cell table:number-columns-repeated="2"/>
          <table:table-cell table:formula="of:=MEDIAN([.G286:.G335])" office:value-type="float" office:value="129091" calcext:value-type="float">
            <text:p>129091</text:p>
          </table:table-cell>
          <table:table-cell table:formula="of:=MEDIAN([.H286:.H335])" office:value-type="float" office:value="40.3" calcext:value-type="float">
            <text:p>40,3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45944.5" calcext:value-type="float">
            <text:p>45944,5</text:p>
          </table:table-cell>
          <table:table-cell table:formula="of:=MEDIAN([.M286:.M335])" office:value-type="float" office:value="20.5" calcext:value-type="float">
            <text:p>20,5</text:p>
          </table:table-cell>
          <table:table-cell table:formula="of:=MEDIAN([.N28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341568" calcext:value-type="float">
            <text:p>14341568</text:p>
          </table:table-cell>
          <table:table-cell office:value-type="float" office:value="53.3" calcext:value-type="float">
            <text:p>53,3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80732" calcext:value-type="float">
            <text:p>80732</text:p>
          </table:table-cell>
          <table:table-cell office:value-type="float" office:value="43.8" calcext:value-type="float">
            <text:p>43,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807660" calcext:value-type="float">
            <text:p>20807660</text:p>
          </table:table-cell>
          <table:table-cell office:value-type="float" office:value="126.7" calcext:value-type="float">
            <text:p>126,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57" calcext:value-type="float">
            <text:p>54157</text:p>
          </table:table-cell>
          <table:table-cell office:value-type="float" office:value="49.5" calcext:value-type="float">
            <text:p>49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4067" calcext:value-type="float">
            <text:p>74067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711" calcext:value-type="float">
            <text:p>118711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71" calcext:value-type="float">
            <text:p>55471</text:p>
          </table:table-cell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0447" calcext:value-type="float">
            <text:p>80447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13" calcext:value-type="float">
            <text:p>4961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55" calcext:value-type="float">
            <text:p>65155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4218" calcext:value-type="float">
            <text:p>94218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767" calcext:value-type="float">
            <text:p>70767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08" calcext:value-type="float">
            <text:p>59608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5476" calcext:value-type="float">
            <text:p>9547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069" calcext:value-type="float">
            <text:p>71069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55" calcext:value-type="float">
            <text:p>48655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0998" calcext:value-type="float">
            <text:p>90998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30" calcext:value-type="float">
            <text:p>53630</text:p>
          </table:table-cell>
          <table:table-cell office:value-type="float" office:value="35" calcext:value-type="float">
            <text:p>3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5" calcext:value-type="float">
            <text:p>57315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7904" calcext:value-type="float">
            <text:p>87904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58" calcext:value-type="float">
            <text:p>53958</text:p>
          </table:table-cell>
          <table:table-cell office:value-type="float" office:value="57.4" calcext:value-type="float">
            <text:p>57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29" calcext:value-type="float">
            <text:p>63329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7528" calcext:value-type="float">
            <text:p>6752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914" calcext:value-type="float">
            <text:p>31914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40" calcext:value-type="float">
            <text:p>53040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2712" calcext:value-type="float">
            <text:p>72712</text:p>
          </table:table-cell>
          <table:table-cell office:value-type="float" office:value="55.4" calcext:value-type="float">
            <text:p>55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68" calcext:value-type="float">
            <text:p>57268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19" calcext:value-type="float">
            <text:p>63719</text:p>
          </table:table-cell>
          <table:table-cell office:value-type="float" office:value="51.5" calcext:value-type="float">
            <text:p>51,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3349" calcext:value-type="float">
            <text:p>83349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13" calcext:value-type="float">
            <text:p>84713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54" calcext:value-type="float">
            <text:p>54854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6392" calcext:value-type="float">
            <text:p>8639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515" calcext:value-type="float">
            <text:p>76515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51" calcext:value-type="float">
            <text:p>61751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1980" calcext:value-type="float">
            <text:p>71980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790" calcext:value-type="float">
            <text:p>80790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27" calcext:value-type="float">
            <text:p>65327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6738" calcext:value-type="float">
            <text:p>96738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598" calcext:value-type="float">
            <text:p>81598</text:p>
          </table:table-cell>
          <table:table-cell office:value-type="float" office:value="52" calcext:value-type="float">
            <text:p>5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22" calcext:value-type="float">
            <text:p>44622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815" calcext:value-type="float">
            <text:p>98815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45" calcext:value-type="float">
            <text:p>51845</text:p>
          </table:table-cell>
          <table:table-cell office:value-type="float" office:value="42.6" calcext:value-type="float">
            <text:p>42,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45" calcext:value-type="float">
            <text:p>48845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660" calcext:value-type="float">
            <text:p>83660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47" calcext:value-type="float">
            <text:p>61747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21" calcext:value-type="float">
            <text:p>58021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6328" calcext:value-type="float">
            <text:p>66328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850" calcext:value-type="float">
            <text:p>76850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57" calcext:value-type="float">
            <text:p>55857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220" calcext:value-type="float">
            <text:p>70220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475" calcext:value-type="float">
            <text:p>6747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46" calcext:value-type="float">
            <text:p>36846</text:p>
          </table:table-cell>
          <table:table-cell office:value-type="float" office:value="32.7" calcext:value-type="float">
            <text:p>32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892" calcext:value-type="float">
            <text:p>80892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30" calcext:value-type="float">
            <text:p>659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72" calcext:value-type="float">
            <text:p>40572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8408" calcext:value-type="float">
            <text:p>7840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656" calcext:value-type="float">
            <text:p>61656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36" calcext:value-type="float">
            <text:p>53136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360" calcext:value-type="float">
            <text:p>7936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946" calcext:value-type="float">
            <text:p>529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38" calcext:value-type="float">
            <text:p>35738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970" calcext:value-type="float">
            <text:p>7097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44" calcext:value-type="float">
            <text:p>358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45" calcext:value-type="float">
            <text:p>43445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502" calcext:value-type="float">
            <text:p>81502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41" calcext:value-type="float">
            <text:p>45241</text:p>
          </table:table-cell>
          <table:table-cell office:value-type="float" office:value="31.7" calcext:value-type="float">
            <text:p>31,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19" calcext:value-type="float">
            <text:p>59819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681" calcext:value-type="float">
            <text:p>81681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97" calcext:value-type="float">
            <text:p>3279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67" calcext:value-type="float">
            <text:p>31967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8307" calcext:value-type="float">
            <text:p>10830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410" calcext:value-type="float">
            <text:p>3241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53" calcext:value-type="float">
            <text:p>59153</text:p>
          </table:table-cell>
          <table:table-cell office:value-type="float" office:value="44.6" calcext:value-type="float">
            <text:p>44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997" calcext:value-type="float">
            <text:p>68997</text:p>
          </table:table-cell>
          <table:table-cell office:value-type="float" office:value="58.4" calcext:value-type="float">
            <text:p>58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188" calcext:value-type="float">
            <text:p>4318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24" calcext:value-type="float">
            <text:p>49124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605" calcext:value-type="float">
            <text:p>88605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199" calcext:value-type="float">
            <text:p>34519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13" calcext:value-type="float">
            <text:p>32913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362" calcext:value-type="float">
            <text:p>9036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94" calcext:value-type="float">
            <text:p>6239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18" calcext:value-type="float">
            <text:p>39818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2511" calcext:value-type="float">
            <text:p>82511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56" calcext:value-type="float">
            <text:p>6855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07" calcext:value-type="float">
            <text:p>36907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824" calcext:value-type="float">
            <text:p>140824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798" calcext:value-type="float">
            <text:p>70798</text:p>
          </table:table-cell>
          <table:table-cell office:value-type="float" office:value="47.5" calcext:value-type="float">
            <text:p>47,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94" calcext:value-type="float">
            <text:p>36594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880" calcext:value-type="float">
            <text:p>8988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19" calcext:value-type="float">
            <text:p>6271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46" calcext:value-type="float">
            <text:p>35246</text:p>
          </table:table-cell>
          <table:table-cell office:value-type="float" office:value="44.6" calcext:value-type="float">
            <text:p>44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523" calcext:value-type="float">
            <text:p>92523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060" calcext:value-type="float">
            <text:p>7106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9" calcext:value-type="float">
            <text:p>47909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070" calcext:value-type="float">
            <text:p>94070</text:p>
          </table:table-cell>
          <table:table-cell office:value-type="float" office:value="64.4" calcext:value-type="float">
            <text:p>64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057" calcext:value-type="float">
            <text:p>69057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98" calcext:value-type="float">
            <text:p>3409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892" calcext:value-type="float">
            <text:p>104892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82" calcext:value-type="float">
            <text:p>63382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84" calcext:value-type="float">
            <text:p>38984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6318" calcext:value-type="float">
            <text:p>86318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84" calcext:value-type="float">
            <text:p>6638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00" calcext:value-type="float">
            <text:p>53100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614" calcext:value-type="float">
            <text:p>68614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964" calcext:value-type="float">
            <text:p>10796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43" calcext:value-type="float">
            <text:p>3424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065" calcext:value-type="float">
            <text:p>6806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79" calcext:value-type="float">
            <text:p>66979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80" calcext:value-type="float">
            <text:p>35080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862" calcext:value-type="float">
            <text:p>8886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56" calcext:value-type="float">
            <text:p>65956</text:p>
          </table:table-cell>
          <table:table-cell office:value-type="float" office:value="48.5" calcext:value-type="float">
            <text:p>48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86" calcext:value-type="float">
            <text:p>59986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658" calcext:value-type="float">
            <text:p>9465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216" calcext:value-type="float">
            <text:p>70216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20" calcext:value-type="float">
            <text:p>43520</text:p>
          </table:table-cell>
          <table:table-cell office:value-type="float" office:value="49.5" calcext:value-type="float">
            <text:p>49,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6543" calcext:value-type="float">
            <text:p>86543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29" calcext:value-type="float">
            <text:p>6052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29" calcext:value-type="float">
            <text:p>62329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603" calcext:value-type="float">
            <text:p>83603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643" calcext:value-type="float">
            <text:p>616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57" calcext:value-type="float">
            <text:p>49057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28" calcext:value-type="float">
            <text:p>9052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798" calcext:value-type="float">
            <text:p>6779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45" calcext:value-type="float">
            <text:p>52745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635" calcext:value-type="float">
            <text:p>79635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26" calcext:value-type="float">
            <text:p>6262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16" calcext:value-type="float">
            <text:p>38916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467" calcext:value-type="float">
            <text:p>84467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440" calcext:value-type="float">
            <text:p>70440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60" calcext:value-type="float">
            <text:p>33460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521" calcext:value-type="float">
            <text:p>69521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591" calcext:value-type="float">
            <text:p>56591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82" calcext:value-type="float">
            <text:p>57882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659" calcext:value-type="float">
            <text:p>7165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74" calcext:value-type="float">
            <text:p>7157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450" calcext:value-type="float">
            <text:p>52450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700" calcext:value-type="float">
            <text:p>8870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35" calcext:value-type="float">
            <text:p>56735</text:p>
          </table:table-cell>
          <table:table-cell office:value-type="float" office:value="47.5" calcext:value-type="float">
            <text:p>47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97" calcext:value-type="float">
            <text:p>44197</text:p>
          </table:table-cell>
          <table:table-cell office:value-type="float" office:value="38.6" calcext:value-type="float">
            <text:p>38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7448" calcext:value-type="float">
            <text:p>77448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509" calcext:value-type="float">
            <text:p>53509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87" calcext:value-type="float">
            <text:p>24287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855" calcext:value-type="float">
            <text:p>71855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13" calcext:value-type="float">
            <text:p>68713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39" calcext:value-type="float">
            <text:p>42639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422" calcext:value-type="float">
            <text:p>6842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13" calcext:value-type="float">
            <text:p>63613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94" calcext:value-type="float">
            <text:p>42294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614" calcext:value-type="float">
            <text:p>81614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50" calcext:value-type="float">
            <text:p>62750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73" calcext:value-type="float">
            <text:p>6067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582" calcext:value-type="float">
            <text:p>13758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85" calcext:value-type="float">
            <text:p>6268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4" calcext:value-type="float">
            <text:p>36954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988" calcext:value-type="float">
            <text:p>8198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631" calcext:value-type="float">
            <text:p>69631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81" calcext:value-type="float">
            <text:p>39381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617" calcext:value-type="float">
            <text:p>7061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815" calcext:value-type="float">
            <text:p>6681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8949" calcext:value-type="float">
            <text:p>78949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435" calcext:value-type="float">
            <text:p>89435</text:p>
          </table:table-cell>
          <table:table-cell office:value-type="float" office:value="54.5" calcext:value-type="float">
            <text:p>54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67" calcext:value-type="float">
            <text:p>41267</text:p>
          </table:table-cell>
          <table:table-cell office:value-type="float" office:value="39.6" calcext:value-type="float">
            <text:p>39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413" calcext:value-type="float">
            <text:p>9441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048" calcext:value-type="float">
            <text:p>69048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49" calcext:value-type="float">
            <text:p>17249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7925" calcext:value-type="float">
            <text:p>77925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761" calcext:value-type="float">
            <text:p>65761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86" calcext:value-type="float">
            <text:p>58886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682" calcext:value-type="float">
            <text:p>68682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230" calcext:value-type="float">
            <text:p>73230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36" calcext:value-type="float">
            <text:p>35036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2996" calcext:value-type="float">
            <text:p>8299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891" calcext:value-type="float">
            <text:p>30891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56" calcext:value-type="float">
            <text:p>62956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414" calcext:value-type="float">
            <text:p>94414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42" calcext:value-type="float">
            <text:p>64742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3" calcext:value-type="float">
            <text:p>49973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966" calcext:value-type="float">
            <text:p>68966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43" calcext:value-type="float">
            <text:p>67143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22" calcext:value-type="float">
            <text:p>42122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622" calcext:value-type="float">
            <text:p>69622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62" calcext:value-type="float">
            <text:p>62762</text:p>
          </table:table-cell>
          <table:table-cell office:value-type="float" office:value="41.6" calcext:value-type="float">
            <text:p>41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3" calcext:value-type="float">
            <text:p>49003</text:p>
          </table:table-cell>
          <table:table-cell office:value-type="float" office:value="40.6" calcext:value-type="float">
            <text:p>40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248" calcext:value-type="float">
            <text:p>7124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90" calcext:value-type="float">
            <text:p>58090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83" calcext:value-type="float">
            <text:p>17983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1283" calcext:value-type="float">
            <text:p>9128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29" calcext:value-type="float">
            <text:p>61229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45" calcext:value-type="float">
            <text:p>32645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491" calcext:value-type="float">
            <text:p>84491</text:p>
          </table:table-cell>
          <table:table-cell office:value-type="float" office:value="61.4" calcext:value-type="float">
            <text:p>61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86" calcext:value-type="float">
            <text:p>59386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98" calcext:value-type="float">
            <text:p>42798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341" calcext:value-type="float">
            <text:p>8034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295" calcext:value-type="float">
            <text:p>79295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04" calcext:value-type="float">
            <text:p>58204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7177" calcext:value-type="float">
            <text:p>77177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794" calcext:value-type="float">
            <text:p>57794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7963" calcext:value-type="float">
            <text:p>1267963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178" calcext:value-type="float">
            <text:p>94178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80" calcext:value-type="float">
            <text:p>61380</text:p>
          </table:table-cell>
          <table:table-cell office:value-type="float" office:value="36" calcext:value-type="float">
            <text:p>3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8" calcext:value-type="float">
            <text:p>30918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823" calcext:value-type="float">
            <text:p>81823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327" calcext:value-type="float">
            <text:p>34327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87" calcext:value-type="float">
            <text:p>62587</text:p>
          </table:table-cell>
          <table:table-cell office:value-type="float" office:value="41.6" calcext:value-type="float">
            <text:p>41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630" calcext:value-type="float">
            <text:p>7063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556" calcext:value-type="float">
            <text:p>67556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03" calcext:value-type="float">
            <text:p>66603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490" calcext:value-type="float">
            <text:p>155490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74" calcext:value-type="float">
            <text:p>63174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83" calcext:value-type="float">
            <text:p>42183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420" calcext:value-type="float">
            <text:p>142420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70" calcext:value-type="float">
            <text:p>6527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84" calcext:value-type="float">
            <text:p>68884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9197" calcext:value-type="float">
            <text:p>159197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18" calcext:value-type="float">
            <text:p>69918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37" calcext:value-type="float">
            <text:p>57037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78" calcext:value-type="float">
            <text:p>90578</text:p>
          </table:table-cell>
          <table:table-cell office:value-type="float" office:value="88.1" calcext:value-type="float">
            <text:p>88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66" calcext:value-type="float">
            <text:p>69266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28" calcext:value-type="float">
            <text:p>3532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426" calcext:value-type="float">
            <text:p>134426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95" calcext:value-type="float">
            <text:p>56895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71" calcext:value-type="float">
            <text:p>50571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3438" calcext:value-type="float">
            <text:p>93438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74" calcext:value-type="float">
            <text:p>57974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30" calcext:value-type="float">
            <text:p>34330</text:p>
          </table:table-cell>
          <table:table-cell office:value-type="float" office:value="41.6" calcext:value-type="float">
            <text:p>41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563" calcext:value-type="float">
            <text:p>8356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06" calcext:value-type="float">
            <text:p>61906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40" calcext:value-type="float">
            <text:p>44840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2625" calcext:value-type="float">
            <text:p>82625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63" calcext:value-type="float">
            <text:p>47563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72" calcext:value-type="float">
            <text:p>38272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8322" calcext:value-type="float">
            <text:p>4832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53" calcext:value-type="float">
            <text:p>56253</text:p>
          </table:table-cell>
          <table:table-cell office:value-type="float" office:value="38.6" calcext:value-type="float">
            <text:p>38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97" calcext:value-type="float">
            <text:p>39897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0031" calcext:value-type="float">
            <text:p>13003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46" calcext:value-type="float">
            <text:p>67346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97" calcext:value-type="float">
            <text:p>40397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022" calcext:value-type="float">
            <text:p>8402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02" calcext:value-type="float">
            <text:p>5900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61" calcext:value-type="float">
            <text:p>35661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902" calcext:value-type="float">
            <text:p>88902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80" calcext:value-type="float">
            <text:p>65180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35" calcext:value-type="float">
            <text:p>39835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629" calcext:value-type="float">
            <text:p>83629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64" calcext:value-type="float">
            <text:p>5846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18" calcext:value-type="float">
            <text:p>63018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991" calcext:value-type="float">
            <text:p>79991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11" calcext:value-type="float">
            <text:p>56311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37" calcext:value-type="float">
            <text:p>57437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5520" calcext:value-type="float">
            <text:p>8552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928" calcext:value-type="float">
            <text:p>62928</text:p>
          </table:table-cell>
          <table:table-cell office:value-type="float" office:value="36" calcext:value-type="float">
            <text:p>3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07" calcext:value-type="float">
            <text:p>60307</text:p>
          </table:table-cell>
          <table:table-cell office:value-type="float" office:value="41.6" calcext:value-type="float">
            <text:p>41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5951" calcext:value-type="float">
            <text:p>75951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34" calcext:value-type="float">
            <text:p>64934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73" calcext:value-type="float">
            <text:p>67073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239" calcext:value-type="float">
            <text:p>80239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23" calcext:value-type="float">
            <text:p>68423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12" calcext:value-type="float">
            <text:p>34712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5641" calcext:value-type="float">
            <text:p>85641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57" calcext:value-type="float">
            <text:p>65857</text:p>
          </table:table-cell>
          <table:table-cell office:value-type="float" office:value="35.6" calcext:value-type="float">
            <text:p>35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68" calcext:value-type="float">
            <text:p>4796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710" calcext:value-type="float">
            <text:p>70710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09" calcext:value-type="float">
            <text:p>58709</text:p>
          </table:table-cell>
          <table:table-cell office:value-type="float" office:value="30" calcext:value-type="float">
            <text:p>3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34" calcext:value-type="float">
            <text:p>56034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306" calcext:value-type="float">
            <text:p>70306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78" calcext:value-type="float">
            <text:p>32878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87" calcext:value-type="float">
            <text:p>43387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652" calcext:value-type="float">
            <text:p>88652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35" calcext:value-type="float">
            <text:p>45735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82" calcext:value-type="float">
            <text:p>55482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2480" calcext:value-type="float">
            <text:p>7248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328" calcext:value-type="float">
            <text:p>65328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63" calcext:value-type="float">
            <text:p>56063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7643" calcext:value-type="float">
            <text:p>6764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56" calcext:value-type="float">
            <text:p>62056</text:p>
          </table:table-cell>
          <table:table-cell office:value-type="float" office:value="33" calcext:value-type="float">
            <text:p>3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6" calcext:value-type="float">
            <text:p>57316</text:p>
          </table:table-cell>
          <table:table-cell office:value-type="float" office:value="40.6" calcext:value-type="float">
            <text:p>40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541" calcext:value-type="float">
            <text:p>8354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649" calcext:value-type="float">
            <text:p>693649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82" calcext:value-type="float">
            <text:p>43282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357" calcext:value-type="float">
            <text:p>7135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39" calcext:value-type="float">
            <text:p>65239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96" calcext:value-type="float">
            <text:p>42496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986" calcext:value-type="float">
            <text:p>84986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75" calcext:value-type="float">
            <text:p>65175</text:p>
          </table:table-cell>
          <table:table-cell office:value-type="float" office:value="38.6" calcext:value-type="float">
            <text:p>38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47" calcext:value-type="float">
            <text:p>51847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786" calcext:value-type="float">
            <text:p>69786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050" calcext:value-type="float">
            <text:p>63050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94" calcext:value-type="float">
            <text:p>34294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624" calcext:value-type="float">
            <text:p>79624</text:p>
          </table:table-cell>
          <table:table-cell office:value-type="float" office:value="62.4" calcext:value-type="float">
            <text:p>62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38" calcext:value-type="float">
            <text:p>5803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91" calcext:value-type="float">
            <text:p>36791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9578" calcext:value-type="float">
            <text:p>109578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45" calcext:value-type="float">
            <text:p>61445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08" calcext:value-type="float">
            <text:p>31208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954" calcext:value-type="float">
            <text:p>79954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465" calcext:value-type="float">
            <text:p>37465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33" calcext:value-type="float">
            <text:p>49433</text:p>
          </table:table-cell>
          <table:table-cell office:value-type="float" office:value="48.5" calcext:value-type="float">
            <text:p>48,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0931" calcext:value-type="float">
            <text:p>11093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97" calcext:value-type="float">
            <text:p>2709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02194.04" calcext:value-type="float">
            <text:p>202194,04</text:p>
          </table:table-cell>
          <table:table-cell table:formula="of:=AVERAGE([.C351:.C450])" office:value-type="float" office:value="43.734" calcext:value-type="float">
            <text:p>43,734</text:p>
          </table:table-cell>
          <table:table-cell table:formula="of:=AVERAGE([.D351:.D450])" office:value-type="float" office:value="3.65699999999999" calcext:value-type="float">
            <text:p>3,65699999999999</text:p>
          </table:table-cell>
          <table:table-cell table:number-columns-repeated="2"/>
          <table:table-cell table:formula="of:=AVERAGE([.G351:.G450])" office:value-type="float" office:value="86167.18" calcext:value-type="float">
            <text:p>86167,18</text:p>
          </table:table-cell>
          <table:table-cell table:formula="of:=AVERAGE([.H351:.H450])" office:value-type="float" office:value="60.103" calcext:value-type="float">
            <text:p>60,103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78670.48" calcext:value-type="float">
            <text:p>278670,48</text:p>
          </table:table-cell>
          <table:table-cell table:formula="of:=AVERAGE([.M351:.M450])" office:value-type="float" office:value="43.864" calcext:value-type="float">
            <text:p>43,864</text:p>
          </table:table-cell>
          <table:table-cell table:formula="of:=AVERAGE([.N351:.N450])" office:value-type="float" office:value="6.80199999999999" calcext:value-type="float">
            <text:p>6,801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426287.95908089" calcext:value-type="float">
            <text:p>1426287,95908089</text:p>
          </table:table-cell>
          <table:table-cell table:formula="of:=STDEVP([.C351:.C450])" office:value-type="float" office:value="5.23521193458297" calcext:value-type="float">
            <text:p>5,23521193458297</text:p>
          </table:table-cell>
          <table:table-cell table:formula="of:=STDEVP([.D351:.D450])" office:value-type="float" office:value="0.224613000514218" calcext:value-type="float">
            <text:p>0,224613000514218</text:p>
          </table:table-cell>
          <table:table-cell table:number-columns-repeated="2"/>
          <table:table-cell table:formula="of:=STDEVP([.G351:.G450])" office:value-type="float" office:value="18817.2245989572" calcext:value-type="float">
            <text:p>18817,2245989572</text:p>
          </table:table-cell>
          <table:table-cell table:formula="of:=STDEVP([.H351:.H450])" office:value-type="float" office:value="7.5349512938041" calcext:value-type="float">
            <text:p>7,5349512938041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064427.59841844" calcext:value-type="float">
            <text:p>2064427,59841844</text:p>
          </table:table-cell>
          <table:table-cell table:formula="of:=STDEVP([.M351:.M450])" office:value-type="float" office:value="10.316419146196" calcext:value-type="float">
            <text:p>10,316419146196</text:p>
          </table:table-cell>
          <table:table-cell table:formula="of:=STDEVP([.N351:.N450])" office:value-type="float" office:value="0.596654003590021" calcext:value-type="float">
            <text:p>0,596654003590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47938.5" calcext:value-type="float">
            <text:p>47938,5</text:p>
          </table:table-cell>
          <table:table-cell table:formula="of:=MEDIAN([.C351:.C450])" office:value-type="float" office:value="43.5" calcext:value-type="float">
            <text:p>43,5</text:p>
          </table:table-cell>
          <table:table-cell table:formula="of:=MEDIAN([.D351:.D450])" office:value-type="float" office:value="3.7" calcext:value-type="float">
            <text:p>3,7</text:p>
          </table:table-cell>
          <table:table-cell table:number-columns-repeated="2"/>
          <table:table-cell table:formula="of:=MEDIAN([.G351:.G450])" office:value-type="float" office:value="82810.5" calcext:value-type="float">
            <text:p>82810,5</text:p>
          </table:table-cell>
          <table:table-cell table:formula="of:=MEDIAN([.H351:.H450])" office:value-type="float" office:value="58" calcext:value-type="float">
            <text:p>58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63112" calcext:value-type="float">
            <text:p>63112</text:p>
          </table:table-cell>
          <table:table-cell table:formula="of:=MEDIAN([.M351:.M450])" office:value-type="float" office:value="44" calcext:value-type="float">
            <text:p>44</text:p>
          </table:table-cell>
          <table:table-cell table:formula="of:=MEDIAN([.N351:.N45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33794.96" calcext:value-type="float">
            <text:p>333794,96</text:p>
          </table:table-cell>
          <table:table-cell table:formula="of:=AVERAGE([.C351:.C400])" office:value-type="float" office:value="44.346" calcext:value-type="float">
            <text:p>44,346</text:p>
          </table:table-cell>
          <table:table-cell table:formula="of:=AVERAGE([.D351:.D400])" office:value-type="float" office:value="3.614" calcext:value-type="float">
            <text:p>3,614</text:p>
          </table:table-cell>
          <table:table-cell table:number-columns-repeated="2"/>
          <table:table-cell table:formula="of:=AVERAGE([.G351:.G400])" office:value-type="float" office:value="83917.2" calcext:value-type="float">
            <text:p>83917,2</text:p>
          </table:table-cell>
          <table:table-cell table:formula="of:=AVERAGE([.H351:.H400])" office:value-type="float" office:value="58.064" calcext:value-type="float">
            <text:p>58,064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484266.4" calcext:value-type="float">
            <text:p>484266,4</text:p>
          </table:table-cell>
          <table:table-cell table:formula="of:=AVERAGE([.M351:.M400])" office:value-type="float" office:value="47.318" calcext:value-type="float">
            <text:p>47,318</text:p>
          </table:table-cell>
          <table:table-cell table:formula="of:=AVERAGE([.N351:.N400])" office:value-type="float" office:value="6.704" calcext:value-type="float">
            <text:p>6,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70593.12" calcext:value-type="float">
            <text:p>70593,12</text:p>
          </table:table-cell>
          <table:table-cell table:formula="of:=AVERAGE([.C401:.C450])" office:value-type="float" office:value="43.122" calcext:value-type="float">
            <text:p>43,122</text:p>
          </table:table-cell>
          <table:table-cell table:formula="of:=AVERAGE([.D401:.D450])" office:value-type="float" office:value="3.7" calcext:value-type="float">
            <text:p>3,7</text:p>
          </table:table-cell>
          <table:table-cell table:number-columns-repeated="2"/>
          <table:table-cell table:formula="of:=AVERAGE([.G401:.G450])" office:value-type="float" office:value="88417.16" calcext:value-type="float">
            <text:p>88417,16</text:p>
          </table:table-cell>
          <table:table-cell table:formula="of:=AVERAGE([.H401:.H450])" office:value-type="float" office:value="62.142" calcext:value-type="float">
            <text:p>62,142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73074.56" calcext:value-type="float">
            <text:p>73074,56</text:p>
          </table:table-cell>
          <table:table-cell table:formula="of:=AVERAGE([.M401:.M450])" office:value-type="float" office:value="40.41" calcext:value-type="float">
            <text:p>40,41</text:p>
          </table:table-cell>
          <table:table-cell table:formula="of:=AVERAGE([.N401:.N45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71474.141052654" calcext:value-type="float">
            <text:p>171474,141052654</text:p>
          </table:table-cell>
          <table:table-cell table:formula="of:=STDEVP([.C401:.C450])" office:value-type="float" office:value="4.33004803668504" calcext:value-type="float">
            <text:p>4,33004803668504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3032.5225343296" calcext:value-type="float">
            <text:p>23032,5225343296</text:p>
          </table:table-cell>
          <table:table-cell table:formula="of:=STDEVP([.H401:.H450])" office:value-type="float" office:value="9.7151446721086" calcext:value-type="float">
            <text:p>9,7151446721086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89395.0124434602" calcext:value-type="float">
            <text:p>89395,0124434602</text:p>
          </table:table-cell>
          <table:table-cell table:formula="of:=STDEVP([.M401:.M450])" office:value-type="float" office:value="4.86917857548889" calcext:value-type="float">
            <text:p>4,86917857548889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48951" calcext:value-type="float">
            <text:p>48951</text:p>
          </table:table-cell>
          <table:table-cell table:formula="of:=MEDIAN([.C351:.C400])" office:value-type="float" office:value="44.3" calcext:value-type="float">
            <text:p>44,3</text:p>
          </table:table-cell>
          <table:table-cell table:formula="of:=MEDIAN([.D351:.D400])" office:value-type="float" office:value="3.7" calcext:value-type="float">
            <text:p>3,7</text:p>
          </table:table-cell>
          <table:table-cell table:number-columns-repeated="2"/>
          <table:table-cell table:formula="of:=MEDIAN([.G351:.G400])" office:value-type="float" office:value="82930" calcext:value-type="float">
            <text:p>82930</text:p>
          </table:table-cell>
          <table:table-cell table:formula="of:=MEDIAN([.H351:.H400])" office:value-type="float" office:value="58" calcext:value-type="float">
            <text:p>58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64771.5" calcext:value-type="float">
            <text:p>64771,5</text:p>
          </table:table-cell>
          <table:table-cell table:formula="of:=MEDIAN([.M351:.M400])" office:value-type="float" office:value="47" calcext:value-type="float">
            <text:p>47</text:p>
          </table:table-cell>
          <table:table-cell table:formula="of:=MEDIAN([.N351:.N400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43334.5" calcext:value-type="float">
            <text:p>43334,5</text:p>
          </table:table-cell>
          <table:table-cell table:formula="of:=MEDIAN([.C401:.C450])" office:value-type="float" office:value="42" calcext:value-type="float">
            <text:p>42</text:p>
          </table:table-cell>
          <table:table-cell table:formula="of:=MEDIAN([.D401:.D450])" office:value-type="float" office:value="3.7" calcext:value-type="float">
            <text:p>3,7</text:p>
          </table:table-cell>
          <table:table-cell table:number-columns-repeated="2"/>
          <table:table-cell table:formula="of:=MEDIAN([.G401:.G450])" office:value-type="float" office:value="82810.5" calcext:value-type="float">
            <text:p>82810,5</text:p>
          </table:table-cell>
          <table:table-cell table:formula="of:=MEDIAN([.H401:.H450])" office:value-type="float" office:value="59" calcext:value-type="float">
            <text:p>59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62845" calcext:value-type="float">
            <text:p>62845</text:p>
          </table:table-cell>
          <table:table-cell table:formula="of:=MEDIAN([.M401:.M450])" office:value-type="float" office:value="40" calcext:value-type="float">
            <text:p>40</text:p>
          </table:table-cell>
          <table:table-cell table:formula="of:=MEDIAN([.N401:.N45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18652" calcext:value-type="float">
            <text:p>41865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0128" calcext:value-type="float">
            <text:p>701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21349993" calcext:value-type="float">
            <text:p>21349993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236" calcext:value-type="float">
            <text:p>127236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937" calcext:value-type="float">
            <text:p>6993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4446" calcext:value-type="float">
            <text:p>124446</text:p>
          </table:table-cell>
          <table:table-cell office:value-type="float" office:value="96" calcext:value-type="float">
            <text:p>9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613" calcext:value-type="float">
            <text:p>106613</text:p>
          </table:table-cell>
          <table:table-cell office:value-type="float" office:value="70" calcext:value-type="float">
            <text:p>7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4093" calcext:value-type="float">
            <text:p>11409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190" calcext:value-type="float">
            <text:p>105190</text:p>
          </table:table-cell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732" calcext:value-type="float">
            <text:p>100732</text:p>
          </table:table-cell>
          <table:table-cell office:value-type="float" office:value="78" calcext:value-type="float">
            <text:p>78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1042" calcext:value-type="float">
            <text:p>710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59" calcext:value-type="float">
            <text:p>48759</text:p>
          </table:table-cell>
          <table:table-cell office:value-type="float" office:value="88" calcext:value-type="float">
            <text:p>8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69" calcext:value-type="float">
            <text:p>55869</text:p>
          </table:table-cell>
          <table:table-cell office:value-type="float" office:value="85" calcext:value-type="float">
            <text:p>8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9967" calcext:value-type="float">
            <text:p>699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567" calcext:value-type="float">
            <text:p>99567</text:p>
          </table:table-cell>
          <table:table-cell office:value-type="float" office:value="75.2" calcext:value-type="float">
            <text:p>75,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30" calcext:value-type="float">
            <text:p>162630</text:p>
          </table:table-cell>
          <table:table-cell office:value-type="float" office:value="75" calcext:value-type="float">
            <text:p>7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8841" calcext:value-type="float">
            <text:p>1388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206" calcext:value-type="float">
            <text:p>76206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70" calcext:value-type="float">
            <text:p>54370</text:p>
          </table:table-cell>
          <table:table-cell office:value-type="float" office:value="77" calcext:value-type="float">
            <text:p>7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3639" calcext:value-type="float">
            <text:p>736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500" calcext:value-type="float">
            <text:p>3050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714" calcext:value-type="float">
            <text:p>44714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2613" calcext:value-type="float">
            <text:p>726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693" calcext:value-type="float">
            <text:p>76693</text:p>
          </table:table-cell>
          <table:table-cell office:value-type="float" office:value="79" calcext:value-type="float">
            <text:p>7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97" calcext:value-type="float">
            <text:p>33597</text:p>
          </table:table-cell>
          <table:table-cell office:value-type="float" office:value="72" calcext:value-type="float">
            <text:p>7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1016" calcext:value-type="float">
            <text:p>7101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577" calcext:value-type="float">
            <text:p>26577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96" calcext:value-type="float">
            <text:p>34396</text:p>
          </table:table-cell>
          <table:table-cell office:value-type="float" office:value="69.3" calcext:value-type="float">
            <text:p>69,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0112" calcext:value-type="float">
            <text:p>7011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176" calcext:value-type="float">
            <text:p>39176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07" calcext:value-type="float">
            <text:p>47407</text:p>
          </table:table-cell>
          <table:table-cell office:value-type="float" office:value="74" calcext:value-type="float">
            <text:p>7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2150" calcext:value-type="float">
            <text:p>1021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658" calcext:value-type="float">
            <text:p>27658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90" calcext:value-type="float">
            <text:p>47990</text:p>
          </table:table-cell>
          <table:table-cell office:value-type="float" office:value="74" calcext:value-type="float">
            <text:p>7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8194" calcext:value-type="float">
            <text:p>681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06" calcext:value-type="float">
            <text:p>32506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8" calcext:value-type="float">
            <text:p>34508</text:p>
          </table:table-cell>
          <table:table-cell office:value-type="float" office:value="71" calcext:value-type="float">
            <text:p>7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5175" calcext:value-type="float">
            <text:p>7517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77" calcext:value-type="float">
            <text:p>27877</text:p>
          </table:table-cell>
          <table:table-cell office:value-type="float" office:value="67.3" calcext:value-type="float">
            <text:p>67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72" calcext:value-type="float">
            <text:p>42172</text:p>
          </table:table-cell>
          <table:table-cell office:value-type="float" office:value="71" calcext:value-type="float">
            <text:p>7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9736" calcext:value-type="float">
            <text:p>14973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14" calcext:value-type="float">
            <text:p>47314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30" calcext:value-type="float">
            <text:p>77330</text:p>
          </table:table-cell>
          <table:table-cell office:value-type="float" office:value="74" calcext:value-type="float">
            <text:p>7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4229" calcext:value-type="float">
            <text:p>7422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57" calcext:value-type="float">
            <text:p>39057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06" calcext:value-type="float">
            <text:p>39906</text:p>
          </table:table-cell>
          <table:table-cell office:value-type="float" office:value="73" calcext:value-type="float">
            <text:p>7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6848" calcext:value-type="float">
            <text:p>1068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77" calcext:value-type="float">
            <text:p>67877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05" calcext:value-type="float">
            <text:p>58605</text:p>
          </table:table-cell>
          <table:table-cell office:value-type="float" office:value="73" calcext:value-type="float">
            <text:p>7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68436" calcext:value-type="float">
            <text:p>6843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31" calcext:value-type="float">
            <text:p>63731</text:p>
          </table:table-cell>
          <table:table-cell office:value-type="float" office:value="62" calcext:value-type="float">
            <text:p>6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07" calcext:value-type="float">
            <text:p>34307</text:p>
          </table:table-cell>
          <table:table-cell office:value-type="float" office:value="70.3" calcext:value-type="float">
            <text:p>70,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2185" calcext:value-type="float">
            <text:p>7218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71" calcext:value-type="float">
            <text:p>69971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85" calcext:value-type="float">
            <text:p>48285</text:p>
          </table:table-cell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0098" calcext:value-type="float">
            <text:p>700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77" calcext:value-type="float">
            <text:p>66377</text:p>
          </table:table-cell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4" calcext:value-type="float">
            <text:p>49974</text:p>
          </table:table-cell>
          <table:table-cell office:value-type="float" office:value="81" calcext:value-type="float">
            <text:p>81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84681" calcext:value-type="float">
            <text:p>8468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269" calcext:value-type="float">
            <text:p>43269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81" calcext:value-type="float">
            <text:p>71281</text:p>
          </table:table-cell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4896" calcext:value-type="float">
            <text:p>1048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51" calcext:value-type="float">
            <text:p>60351</text:p>
          </table:table-cell>
          <table:table-cell office:value-type="float" office:value="75.2" calcext:value-type="float">
            <text:p>75,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12" calcext:value-type="float">
            <text:p>74312</text:p>
          </table:table-cell>
          <table:table-cell office:value-type="float" office:value="63" calcext:value-type="float">
            <text:p>6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90901" calcext:value-type="float">
            <text:p>9090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48" calcext:value-type="float">
            <text:p>66148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91" calcext:value-type="float">
            <text:p>41291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95053" calcext:value-type="float">
            <text:p>950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60" calcext:value-type="float">
            <text:p>50560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52" calcext:value-type="float">
            <text:p>60352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1792" calcext:value-type="float">
            <text:p>14179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6" calcext:value-type="float">
            <text:p>62846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31" calcext:value-type="float">
            <text:p>65731</text:p>
          </table:table-cell>
          <table:table-cell office:value-type="float" office:value="72.3" calcext:value-type="float">
            <text:p>72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94742" calcext:value-type="float">
            <text:p>19474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55" calcext:value-type="float">
            <text:p>63455</text:p>
          </table:table-cell>
          <table:table-cell office:value-type="float" office:value="76" calcext:value-type="float">
            <text:p>7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93" calcext:value-type="float">
            <text:p>74393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95603" calcext:value-type="float">
            <text:p>19560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06" calcext:value-type="float">
            <text:p>56706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87" calcext:value-type="float">
            <text:p>45487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4704" calcext:value-type="float">
            <text:p>1447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97" calcext:value-type="float">
            <text:p>69297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88" calcext:value-type="float">
            <text:p>34288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0810" calcext:value-type="float">
            <text:p>1508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10" calcext:value-type="float">
            <text:p>81110</text:p>
          </table:table-cell>
          <table:table-cell office:value-type="float" office:value="70.3" calcext:value-type="float">
            <text:p>70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55" calcext:value-type="float">
            <text:p>50855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8045" calcext:value-type="float">
            <text:p>13804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912" calcext:value-type="float">
            <text:p>29912</text:p>
          </table:table-cell>
          <table:table-cell office:value-type="float" office:value="73" calcext:value-type="float">
            <text:p>7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01" calcext:value-type="float">
            <text:p>35301</text:p>
          </table:table-cell>
          <table:table-cell office:value-type="float" office:value="62" calcext:value-type="float">
            <text:p>6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7535" calcext:value-type="float">
            <text:p>12753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09" calcext:value-type="float">
            <text:p>54709</text:p>
          </table:table-cell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44" calcext:value-type="float">
            <text:p>74344</text:p>
          </table:table-cell>
          <table:table-cell office:value-type="float" office:value="70.3" calcext:value-type="float">
            <text:p>70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5783" calcext:value-type="float">
            <text:p>15578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58" calcext:value-type="float">
            <text:p>27458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77" calcext:value-type="float">
            <text:p>36377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3780" calcext:value-type="float">
            <text:p>18378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332" calcext:value-type="float">
            <text:p>29332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57" calcext:value-type="float">
            <text:p>49157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4810" calcext:value-type="float">
            <text:p>10481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205" calcext:value-type="float">
            <text:p>28205</text:p>
          </table:table-cell>
          <table:table-cell office:value-type="float" office:value="73" calcext:value-type="float">
            <text:p>7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5621" calcext:value-type="float">
            <text:p>1456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81" calcext:value-type="float">
            <text:p>33581</text:p>
          </table:table-cell>
          <table:table-cell office:value-type="float" office:value="68.3" calcext:value-type="float">
            <text:p>68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05" calcext:value-type="float">
            <text:p>62105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2572" calcext:value-type="float">
            <text:p>13257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74" calcext:value-type="float">
            <text:p>35274</text:p>
          </table:table-cell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87" calcext:value-type="float">
            <text:p>35187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9313" calcext:value-type="float">
            <text:p>14931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16" calcext:value-type="float">
            <text:p>55816</text:p>
          </table:table-cell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44" calcext:value-type="float">
            <text:p>54044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5734" calcext:value-type="float">
            <text:p>1057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30" calcext:value-type="float">
            <text:p>61230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83" calcext:value-type="float">
            <text:p>37983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7848" calcext:value-type="float">
            <text:p>14784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323" calcext:value-type="float">
            <text:p>41323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44" calcext:value-type="float">
            <text:p>2874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6802" calcext:value-type="float">
            <text:p>1468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97" calcext:value-type="float">
            <text:p>26897</text:p>
          </table:table-cell>
          <table:table-cell office:value-type="float" office:value="74" calcext:value-type="float">
            <text:p>7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21" calcext:value-type="float">
            <text:p>38921</text:p>
          </table:table-cell>
          <table:table-cell office:value-type="float" office:value="67.3" calcext:value-type="float">
            <text:p>67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3421" calcext:value-type="float">
            <text:p>1534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42" calcext:value-type="float">
            <text:p>45742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84" calcext:value-type="float">
            <text:p>39384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1301" calcext:value-type="float">
            <text:p>11130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34" calcext:value-type="float">
            <text:p>51434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28" calcext:value-type="float">
            <text:p>34228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1934" calcext:value-type="float">
            <text:p>1419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542" calcext:value-type="float">
            <text:p>26542</text:p>
          </table:table-cell>
          <table:table-cell office:value-type="float" office:value="63.4" calcext:value-type="float">
            <text:p>63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13" calcext:value-type="float">
            <text:p>44813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0192" calcext:value-type="float">
            <text:p>801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215" calcext:value-type="float">
            <text:p>39215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27" calcext:value-type="float">
            <text:p>37227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6616" calcext:value-type="float">
            <text:p>766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452" calcext:value-type="float">
            <text:p>18452</text:p>
          </table:table-cell>
          <table:table-cell office:value-type="float" office:value="59" calcext:value-type="float">
            <text:p>5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38" calcext:value-type="float">
            <text:p>5313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9596" calcext:value-type="float">
            <text:p>7959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31" calcext:value-type="float">
            <text:p>55131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87" calcext:value-type="float">
            <text:p>35387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6571" calcext:value-type="float">
            <text:p>7657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53" calcext:value-type="float">
            <text:p>54553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62" calcext:value-type="float">
            <text:p>41262</text:p>
          </table:table-cell>
          <table:table-cell office:value-type="float" office:value="65.3" calcext:value-type="float">
            <text:p>65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0386" calcext:value-type="float">
            <text:p>1103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09" calcext:value-type="float">
            <text:p>32709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94" calcext:value-type="float">
            <text:p>3319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6078" calcext:value-type="float">
            <text:p>960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130" calcext:value-type="float">
            <text:p>39130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13" calcext:value-type="float">
            <text:p>51213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9916" calcext:value-type="float">
            <text:p>799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757" calcext:value-type="float">
            <text:p>3775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39" calcext:value-type="float">
            <text:p>35839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4073" calcext:value-type="float">
            <text:p>11407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56" calcext:value-type="float">
            <text:p>35456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22" calcext:value-type="float">
            <text:p>62722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9598" calcext:value-type="float">
            <text:p>895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52" calcext:value-type="float">
            <text:p>57152</text:p>
          </table:table-cell>
          <table:table-cell office:value-type="float" office:value="79.2" calcext:value-type="float">
            <text:p>79,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88" calcext:value-type="float">
            <text:p>49688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6586" calcext:value-type="float">
            <text:p>8658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07" calcext:value-type="float">
            <text:p>62107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38" calcext:value-type="float">
            <text:p>3613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4406" calcext:value-type="float">
            <text:p>844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13" calcext:value-type="float">
            <text:p>30913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87" calcext:value-type="float">
            <text:p>32787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3148" calcext:value-type="float">
            <text:p>1131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74" calcext:value-type="float">
            <text:p>62874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11" calcext:value-type="float">
            <text:p>34411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9891" calcext:value-type="float">
            <text:p>7989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99" calcext:value-type="float">
            <text:p>28999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17" calcext:value-type="float">
            <text:p>47417</text:p>
          </table:table-cell>
          <table:table-cell office:value-type="float" office:value="61.4" calcext:value-type="float">
            <text:p>61,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1218" calcext:value-type="float">
            <text:p>1212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941" calcext:value-type="float">
            <text:p>78941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87" calcext:value-type="float">
            <text:p>72787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0320" calcext:value-type="float">
            <text:p>8032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28" calcext:value-type="float">
            <text:p>68428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6" calcext:value-type="float">
            <text:p>47736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8813" calcext:value-type="float">
            <text:p>7881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808" calcext:value-type="float">
            <text:p>24808</text:p>
          </table:table-cell>
          <table:table-cell office:value-type="float" office:value="66.3" calcext:value-type="float">
            <text:p>66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7" calcext:value-type="float">
            <text:p>34507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3710" calcext:value-type="float">
            <text:p>837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147" calcext:value-type="float">
            <text:p>2114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77" calcext:value-type="float">
            <text:p>33377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7891" calcext:value-type="float">
            <text:p>1378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58" calcext:value-type="float">
            <text:p>56858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81" calcext:value-type="float">
            <text:p>45781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9237" calcext:value-type="float">
            <text:p>1292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87" calcext:value-type="float">
            <text:p>52687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54" calcext:value-type="float">
            <text:p>3385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7981" calcext:value-type="float">
            <text:p>8798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26" calcext:value-type="float">
            <text:p>50126</text:p>
          </table:table-cell>
          <table:table-cell office:value-type="float" office:value="58" calcext:value-type="float">
            <text:p>5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27" calcext:value-type="float">
            <text:p>41227</text:p>
          </table:table-cell>
          <table:table-cell office:value-type="float" office:value="62.4" calcext:value-type="float">
            <text:p>62,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1091" calcext:value-type="float">
            <text:p>910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36" calcext:value-type="float">
            <text:p>63136</text:p>
          </table:table-cell>
          <table:table-cell office:value-type="float" office:value="60" calcext:value-type="float">
            <text:p>6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89" calcext:value-type="float">
            <text:p>30689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4593" calcext:value-type="float">
            <text:p>12459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29" calcext:value-type="float">
            <text:p>55429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91" calcext:value-type="float">
            <text:p>52191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216" calcext:value-type="float">
            <text:p>1332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708" calcext:value-type="float">
            <text:p>60708</text:p>
          </table:table-cell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57" calcext:value-type="float">
            <text:p>45557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5540" calcext:value-type="float">
            <text:p>155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77" calcext:value-type="float">
            <text:p>61977</text:p>
          </table:table-cell>
          <table:table-cell office:value-type="float" office:value="63.4" calcext:value-type="float">
            <text:p>63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25" calcext:value-type="float">
            <text:p>32325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8652" calcext:value-type="float">
            <text:p>14865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68" calcext:value-type="float">
            <text:p>41268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47" calcext:value-type="float">
            <text:p>35847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5300" calcext:value-type="float">
            <text:p>15530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40" calcext:value-type="float">
            <text:p>40240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72" calcext:value-type="float">
            <text:p>35572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8772" calcext:value-type="float">
            <text:p>15877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15" calcext:value-type="float">
            <text:p>44815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57" calcext:value-type="float">
            <text:p>37857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4304" calcext:value-type="float">
            <text:p>1243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607" calcext:value-type="float">
            <text:p>60607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21" calcext:value-type="float">
            <text:p>34821</text:p>
          </table:table-cell>
          <table:table-cell office:value-type="float" office:value="63.4" calcext:value-type="float">
            <text:p>63,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1622" calcext:value-type="float">
            <text:p>13162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06" calcext:value-type="float">
            <text:p>31306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78" calcext:value-type="float">
            <text:p>31778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4174" calcext:value-type="float">
            <text:p>16417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76" calcext:value-type="float">
            <text:p>27176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98" calcext:value-type="float">
            <text:p>6209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749" calcext:value-type="float">
            <text:p>13374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90" calcext:value-type="float">
            <text:p>59590</text:p>
          </table:table-cell>
          <table:table-cell office:value-type="float" office:value="61.4" calcext:value-type="float">
            <text:p>61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46" calcext:value-type="float">
            <text:p>33146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255597" calcext:value-type="float">
            <text:p>2555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26" calcext:value-type="float">
            <text:p>27426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02" calcext:value-type="float">
            <text:p>32902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6464" calcext:value-type="float">
            <text:p>1664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152" calcext:value-type="float">
            <text:p>45152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88" calcext:value-type="float">
            <text:p>33388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0080" calcext:value-type="float">
            <text:p>14008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19" calcext:value-type="float">
            <text:p>28119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39" calcext:value-type="float">
            <text:p>66239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0491" calcext:value-type="float">
            <text:p>1504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144" calcext:value-type="float">
            <text:p>26144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82" calcext:value-type="float">
            <text:p>43782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9467" calcext:value-type="float">
            <text:p>1294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19" calcext:value-type="float">
            <text:p>49319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93" calcext:value-type="float">
            <text:p>32593</text:p>
          </table:table-cell>
          <table:table-cell office:value-type="float" office:value="67.3" calcext:value-type="float">
            <text:p>67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4210" calcext:value-type="float">
            <text:p>1342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49" calcext:value-type="float">
            <text:p>32149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20" calcext:value-type="float">
            <text:p>59920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9307" calcext:value-type="float">
            <text:p>10930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22" calcext:value-type="float">
            <text:p>38322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06" calcext:value-type="float">
            <text:p>50106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2969" calcext:value-type="float">
            <text:p>18296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196" calcext:value-type="float">
            <text:p>48196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29" calcext:value-type="float">
            <text:p>32429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1767" calcext:value-type="float">
            <text:p>1617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837" calcext:value-type="float">
            <text:p>33837</text:p>
          </table:table-cell>
          <table:table-cell office:value-type="float" office:value="64.4" calcext:value-type="float">
            <text:p>64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80" calcext:value-type="float">
            <text:p>40980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79511" calcext:value-type="float">
            <text:p>1795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36" calcext:value-type="float">
            <text:p>34536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2882" calcext:value-type="float">
            <text:p>1328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17" calcext:value-type="float">
            <text:p>3271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88" calcext:value-type="float">
            <text:p>6228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9121" calcext:value-type="float">
            <text:p>10912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00" calcext:value-type="float">
            <text:p>39700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18" calcext:value-type="float">
            <text:p>3951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2871" calcext:value-type="float">
            <text:p>14287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80" calcext:value-type="float">
            <text:p>27180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99" calcext:value-type="float">
            <text:p>41399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8663" calcext:value-type="float">
            <text:p>18866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54" calcext:value-type="float">
            <text:p>34854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20" calcext:value-type="float">
            <text:p>38420</text:p>
          </table:table-cell>
          <table:table-cell office:value-type="float" office:value="67.3" calcext:value-type="float">
            <text:p>67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8273" calcext:value-type="float">
            <text:p>1582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49" calcext:value-type="float">
            <text:p>46549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54" calcext:value-type="float">
            <text:p>4875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5477" calcext:value-type="float">
            <text:p>13547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152" calcext:value-type="float">
            <text:p>53152</text:p>
          </table:table-cell>
          <table:table-cell office:value-type="float" office:value="65.3" calcext:value-type="float">
            <text:p>65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53" calcext:value-type="float">
            <text:p>64653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9309" calcext:value-type="float">
            <text:p>14930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47" calcext:value-type="float">
            <text:p>60247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86" calcext:value-type="float">
            <text:p>41986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77359" calcext:value-type="float">
            <text:p>1773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86" calcext:value-type="float">
            <text:p>51986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09" calcext:value-type="float">
            <text:p>35909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0238" calcext:value-type="float">
            <text:p>13023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771" calcext:value-type="float">
            <text:p>57771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53" calcext:value-type="float">
            <text:p>42253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3517" calcext:value-type="float">
            <text:p>9351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42" calcext:value-type="float">
            <text:p>50542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44" calcext:value-type="float">
            <text:p>4974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0214" calcext:value-type="float">
            <text:p>16021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94" calcext:value-type="float">
            <text:p>49694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81" calcext:value-type="float">
            <text:p>39281</text:p>
          </table:table-cell>
          <table:table-cell office:value-type="float" office:value="65.3" calcext:value-type="float">
            <text:p>65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5092" calcext:value-type="float">
            <text:p>1450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57" calcext:value-type="float">
            <text:p>69357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95" calcext:value-type="float">
            <text:p>41395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7561" calcext:value-type="float">
            <text:p>1275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743" calcext:value-type="float">
            <text:p>117743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19" calcext:value-type="float">
            <text:p>39419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93749" calcext:value-type="float">
            <text:p>1937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02" calcext:value-type="float">
            <text:p>57302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89" calcext:value-type="float">
            <text:p>34689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447" calcext:value-type="float">
            <text:p>1334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93" calcext:value-type="float">
            <text:p>76393</text:p>
          </table:table-cell>
          <table:table-cell office:value-type="float" office:value="59.4" calcext:value-type="float">
            <text:p>59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96" calcext:value-type="float">
            <text:p>48996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4427" calcext:value-type="float">
            <text:p>1844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648" calcext:value-type="float">
            <text:p>41648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72" calcext:value-type="float">
            <text:p>36872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3235" calcext:value-type="float">
            <text:p>9323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11" calcext:value-type="float">
            <text:p>66711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51785.91" calcext:value-type="float">
            <text:p>51785,91</text:p>
          </table:table-cell>
          <table:table-cell table:formula="of:=AVERAGE([.C466:.C565])" office:value-type="float" office:value="68.069" calcext:value-type="float">
            <text:p>68,069</text:p>
          </table:table-cell>
          <table:table-cell table:formula="of:=AVERAGE([.D466:.D565])" office:value-type="float" office:value="6.51200000000001" calcext:value-type="float">
            <text:p>6,51200000000001</text:p>
          </table:table-cell>
          <table:table-cell table:number-columns-repeated="2"/>
          <table:table-cell table:formula="of:=AVERAGE([.G466:.G565])" office:value-type="float" office:value="122286.58" calcext:value-type="float">
            <text:p>122286,58</text:p>
          </table:table-cell>
          <table:table-cell table:formula="of:=AVERAGE([.H466:.H565])" office:value-type="float" office:value="99.49" calcext:value-type="float">
            <text:p>99,49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262711.13" calcext:value-type="float">
            <text:p>262711,13</text:p>
          </table:table-cell>
          <table:table-cell table:formula="of:=AVERAGE([.M466:.M565])" office:value-type="float" office:value="67.561" calcext:value-type="float">
            <text:p>67,561</text:p>
          </table:table-cell>
          <table:table-cell table:formula="of:=AVERAGE([.N466:.N565])" office:value-type="float" office:value="7.07900000000001" calcext:value-type="float">
            <text:p>7,079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1949.079760847" calcext:value-type="float">
            <text:p>41949,079760847</text:p>
          </table:table-cell>
          <table:table-cell table:formula="of:=STDEVP([.C466:.C565])" office:value-type="float" office:value="4.68979093350652" calcext:value-type="float">
            <text:p>4,68979093350652</text:p>
          </table:table-cell>
          <table:table-cell table:formula="of:=STDEVP([.D466:.D565])" office:value-type="float" office:value="0.622459637245659" calcext:value-type="float">
            <text:p>0,622459637245659</text:p>
          </table:table-cell>
          <table:table-cell table:number-columns-repeated="2"/>
          <table:table-cell table:formula="of:=STDEVP([.G466:.G565])" office:value-type="float" office:value="38323.9762765243" calcext:value-type="float">
            <text:p>38323,9762765243</text:p>
          </table:table-cell>
          <table:table-cell table:formula="of:=STDEVP([.H466:.H565])" office:value-type="float" office:value="0.727942305406137" calcext:value-type="float">
            <text:p>0,727942305406137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2119444.46022717" calcext:value-type="float">
            <text:p>2119444,46022717</text:p>
          </table:table-cell>
          <table:table-cell table:formula="of:=STDEVP([.M466:.M565])" office:value-type="float" office:value="9.22480238270718" calcext:value-type="float">
            <text:p>9,22480238270718</text:p>
          </table:table-cell>
          <table:table-cell table:formula="of:=STDEVP([.N466:.N565])" office:value-type="float" office:value="0.563257489963515" calcext:value-type="float">
            <text:p>0,563257489963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41397" calcext:value-type="float">
            <text:p>41397</text:p>
          </table:table-cell>
          <table:table-cell table:formula="of:=MEDIAN([.C466:.C565])" office:value-type="float" office:value="67" calcext:value-type="float">
            <text:p>67</text:p>
          </table:table-cell>
          <table:table-cell table:formula="of:=MEDIAN([.D466:.D565])" office:value-type="float" office:value="6.6" calcext:value-type="float">
            <text:p>6,6</text:p>
          </table:table-cell>
          <table:table-cell table:number-columns-repeated="2"/>
          <table:table-cell table:formula="of:=MEDIAN([.G466:.G565])" office:value-type="float" office:value="127548" calcext:value-type="float">
            <text:p>127548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49039" calcext:value-type="float">
            <text:p>49039</text:p>
          </table:table-cell>
          <table:table-cell table:formula="of:=MEDIAN([.M466:.M565])" office:value-type="float" office:value="66" calcext:value-type="float">
            <text:p>66</text:p>
          </table:table-cell>
          <table:table-cell table:formula="of:=MEDIAN([.N466:.N565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60714.94" calcext:value-type="float">
            <text:p>60714,94</text:p>
          </table:table-cell>
          <table:table-cell table:formula="of:=AVERAGE([.C466:.C515])" office:value-type="float" office:value="70.396" calcext:value-type="float">
            <text:p>70,396</text:p>
          </table:table-cell>
          <table:table-cell table:formula="of:=AVERAGE([.D466:.D515])" office:value-type="float" office:value="6.424" calcext:value-type="float">
            <text:p>6,424</text:p>
          </table:table-cell>
          <table:table-cell table:number-columns-repeated="2"/>
          <table:table-cell table:formula="of:=AVERAGE([.G466:.G515])" office:value-type="float" office:value="109390.96" calcext:value-type="float">
            <text:p>109390,96</text:p>
          </table:table-cell>
          <table:table-cell table:formula="of:=AVERAGE([.H466:.H515])" office:value-type="float" office:value="99.44" calcext:value-type="float">
            <text:p>99,44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476661.5" calcext:value-type="float">
            <text:p>476661,5</text:p>
          </table:table-cell>
          <table:table-cell table:formula="of:=AVERAGE([.M466:.M515])" office:value-type="float" office:value="71.134" calcext:value-type="float">
            <text:p>71,134</text:p>
          </table:table-cell>
          <table:table-cell table:formula="of:=AVERAGE([.N466:.N515])" office:value-type="float" office:value="6.95799999999999" calcext:value-type="float">
            <text:p>6,957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42856.88" calcext:value-type="float">
            <text:p>42856,88</text:p>
          </table:table-cell>
          <table:table-cell table:formula="of:=AVERAGE([.C516:.C565])" office:value-type="float" office:value="65.742" calcext:value-type="float">
            <text:p>65,742</text:p>
          </table:table-cell>
          <table:table-cell table:formula="of:=AVERAGE([.D516:.D565])" office:value-type="float" office:value="6.6" calcext:value-type="float">
            <text:p>6,6</text:p>
          </table:table-cell>
          <table:table-cell table:number-columns-repeated="2"/>
          <table:table-cell table:formula="of:=AVERAGE([.G516:.G565])" office:value-type="float" office:value="135182.2" calcext:value-type="float">
            <text:p>135182,2</text:p>
          </table:table-cell>
          <table:table-cell table:formula="of:=AVERAGE([.H516:.H565])" office:value-type="float" office:value="99.54" calcext:value-type="float">
            <text:p>99,54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48760.76" calcext:value-type="float">
            <text:p>48760,76</text:p>
          </table:table-cell>
          <table:table-cell table:formula="of:=AVERAGE([.M516:.M565])" office:value-type="float" office:value="63.988" calcext:value-type="float">
            <text:p>63,988</text:p>
          </table:table-cell>
          <table:table-cell table:formula="of:=AVERAGE([.N516:.N565])" office:value-type="float" office:value="7.19999999999999" calcext:value-type="float">
            <text:p>7,1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0460.1190770278" calcext:value-type="float">
            <text:p>10460,1190770278</text:p>
          </table:table-cell>
          <table:table-cell table:formula="of:=STDEVP([.C516:.C565])" office:value-type="float" office:value="2.20645326259135" calcext:value-type="float">
            <text:p>2,20645326259135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35812.0308002772" calcext:value-type="float">
            <text:p>35812,0308002772</text:p>
          </table:table-cell>
          <table:table-cell table:formula="of:=STDEVP([.H516:.H565])" office:value-type="float" office:value="0.573061951275776" calcext:value-type="float">
            <text:p>0,573061951275776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7591.6831674061" calcext:value-type="float">
            <text:p>17591,6831674061</text:p>
          </table:table-cell>
          <table:table-cell table:formula="of:=STDEVP([.M516:.M565])" office:value-type="float" office:value="3.20765584188828" calcext:value-type="float">
            <text:p>3,20765584188828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46447" calcext:value-type="float">
            <text:p>46447</text:p>
          </table:table-cell>
          <table:table-cell table:formula="of:=MEDIAN([.C466:.C515])" office:value-type="float" office:value="69.15" calcext:value-type="float">
            <text:p>69,15</text:p>
          </table:table-cell>
          <table:table-cell table:formula="of:=MEDIAN([.D466:.D515])" office:value-type="float" office:value="6.6" calcext:value-type="float">
            <text:p>6,6</text:p>
          </table:table-cell>
          <table:table-cell table:number-columns-repeated="2"/>
          <table:table-cell table:formula="of:=MEDIAN([.G466:.G515])" office:value-type="float" office:value="104853" calcext:value-type="float">
            <text:p>104853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48036.5" calcext:value-type="float">
            <text:p>48036,5</text:p>
          </table:table-cell>
          <table:table-cell table:formula="of:=MEDIAN([.M466:.M515])" office:value-type="float" office:value="69" calcext:value-type="float">
            <text:p>69</text:p>
          </table:table-cell>
          <table:table-cell table:formula="of:=MEDIAN([.N466:.N515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40067" calcext:value-type="float">
            <text:p>40067</text:p>
          </table:table-cell>
          <table:table-cell table:formula="of:=MEDIAN([.C516:.C565])" office:value-type="float" office:value="66" calcext:value-type="float">
            <text:p>66</text:p>
          </table:table-cell>
          <table:table-cell table:formula="of:=MEDIAN([.D516:.D565])" office:value-type="float" office:value="6.6" calcext:value-type="float">
            <text:p>6,6</text:p>
          </table:table-cell>
          <table:table-cell table:number-columns-repeated="2"/>
          <table:table-cell table:formula="of:=MEDIAN([.G516:.G565])" office:value-type="float" office:value="133598" calcext:value-type="float">
            <text:p>133598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49506.5" calcext:value-type="float">
            <text:p>49506,5</text:p>
          </table:table-cell>
          <table:table-cell table:formula="of:=MEDIAN([.M516:.M565])" office:value-type="float" office:value="64" calcext:value-type="float">
            <text:p>64</text:p>
          </table:table-cell>
          <table:table-cell table:formula="of:=MEDIAN([.N516:.N565])" office:value-type="float" office:value="7.2" calcext:value-type="float">
            <text:p>7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8:48.4583188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0M28S</meta:editing-duration>
    <meta:editing-cycles>23</meta:editing-cycles>
    <meta:generator>LibreOffice/6.0.7.3$Linux_X86_64 LibreOffice_project/00m0$Build-3</meta:generator>
    <dc:date>2020-10-20T14:29:02.322165697</dc:date>
    <meta:document-statistic meta:table-count="1" meta:cell-count="5126" meta:object-count="0"/>
  </office:meta>
</office:document-meta>
</file>